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3.05cm" fo:min-width="9.3cm"/>
    </style:style>
    <style:style style:name="gr2" style:family="graphic" style:parent-style-name="objectwithoutfill">
      <style:graphic-properties svg:stroke-width="0.053cm" svg:stroke-color="#ff0000" draw:marker-start-width="0.279cm" draw:marker-end="Symmetric_20_Arrow" draw:marker-end-width="0.179cm" draw:fill="solid" draw:textarea-vertical-align="middle" fo:padding-top="0.151cm" fo:padding-bottom="0.156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276cm" fo:min-width="0.89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76cm" fo:min-width="0.692cm" fo:padding-top="0cm" fo:padding-bottom="0cm" fo:padding-left="0cm" fo:padding-right="0cm"/>
      <style:paragraph-properties style:writing-mode="lr-tb"/>
    </style:style>
    <style:style style:name="gr5" style:family="graphic" style:parent-style-name="Reaction_5f_arrow">
      <style:graphic-properties svg:stroke-width="0.053cm" svg:stroke-color="#00bfff" draw:marker-start="" draw:marker-start-width="0.279cm" draw:marker-end="Dimension_20_Lines" draw:marker-end-width="0.277cm" fo:padding-top="0.151cm" fo:padding-bottom="0.156cm" fo:padding-left="0.276cm" fo:padding-right="0.276cm"/>
    </style:style>
    <style:style style:name="gr6" style:family="graphic" style:parent-style-name="Reaction_5f_arrow">
      <style:graphic-properties svg:stroke-width="0.053cm" svg:stroke-color="#00bfff" draw:marker-start="" draw:marker-start-width="0.127cm" draw:marker-end="Dimension_20_Lines" draw:marker-end-width="0.277cm" fo:padding-top="0.151cm" fo:padding-bottom="0.156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76cm" fo:min-width="0.5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4dac26" draw:marker-start-width="0.321cm" draw:marker-end-width="0.321cm" svg:stroke-opacity="6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276cm" fo:min-width="0.493cm" fo:padding-top="0.05cm" fo:padding-bottom="0.05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276cm" fo:min-width="0.451cm" fo:padding-top="0.05cm" fo:padding-bottom="0.05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width="true" fo:min-height="0.276cm" fo:min-width="0.658cm" fo:padding-top="0.05cm" fo:padding-bottom="0.05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width="true" fo:min-height="0.276cm" fo:min-width="0.4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15" style:family="graphic" style:parent-style-name="Reaction_5f_arrow">
      <style:graphic-properties svg:stroke-width="0.053cm" svg:stroke-color="#ff0000" draw:marker-start-width="0.127cm" draw:marker-end-width="0.127cm" fo:padding-top="0.151cm" fo:padding-bottom="0.156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0.551cm" fo:min-width="0.64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width="true" fo:min-height="0.276cm" fo:min-width="0.883cm" fo:padding-top="0.05cm" fo:padding-bottom="0.05cm" fo:padding-left="0cm" fo:padding-right="0cm"/>
      <style:paragraph-properties style:writing-mode="lr-tb"/>
    </style:style>
    <style:style style:name="gr18" style:family="graphic" style:parent-style-name="Reaction_5f_arrow">
      <style:graphic-properties svg:stroke-width="0.035cm" svg:stroke-color="#b2b2b2" draw:marker-start-width="0.1cm" draw:marker-end-width="0.1cm" fo:padding-top="0.142cm" fo:padding-bottom="0.147cm" fo:padding-left="0.267cm" fo:padding-right="0.267cm"/>
      <style:paragraph-properties style:writing-mode="lr-tb"/>
    </style:style>
    <style:style style:name="gr19" style:family="graphic" style:parent-style-name="Reaction_5f_arrow">
      <style:graphic-properties svg:stroke-width="0.053cm" svg:stroke-color="#ff0000" draw:marker-start="Symmetric_20_Arrow" draw:marker-start-width="0.127cm" draw:marker-end="" draw:marker-end-width="0.127cm" fo:padding-top="0.151cm" fo:padding-bottom="0.156cm" fo:padding-left="0.276cm" fo:padding-right="0.276cm"/>
    </style:style>
    <style:style style:name="gr20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  <style:paragraph-properties style:writing-mode="lr-tb"/>
    </style:style>
    <style:style style:name="gr21" style:family="graphic" style:parent-style-name="Reaction_5f_arrow">
      <style:graphic-properties svg:stroke-width="0.028cm" svg:stroke-color="#000000" draw:marker-start="Symmetric_20_Arrow" draw:marker-start-width="0.09cm" draw:marker-end-width="0.09cm" fo:padding-top="0.139cm" fo:padding-bottom="0.144cm" fo:padding-left="0.264cm" fo:padding-right="0.264cm"/>
    </style:style>
    <style:style style:name="gr22" style:family="graphic" style:parent-style-name="Reaction_5f_arrow">
      <style:graphic-properties svg:stroke-width="0.028cm" svg:stroke-color="#000000" draw:marker-start="Symmetric_20_Arrow" draw:marker-start-width="0.09cm" draw:marker-end="" draw:marker-end-width="0.242cm" fo:padding-top="0.139cm" fo:padding-bottom="0.144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24" style:family="graphic" style:parent-style-name="Reaction_5f_arrow">
      <style:graphic-properties svg:stroke-width="0.053cm" svg:stroke-color="#00bfff" draw:marker-start="" draw:marker-start-width="0.279cm" draw:marker-end="Dimension_20_Lines" draw:marker-end-width="0.227cm" fo:padding-top="0.151cm" fo:padding-bottom="0.156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276cm" fo:min-width="0.561cm" fo:padding-top="0cm" fo:padding-bottom="0cm" fo:padding-left="0cm" fo:padding-right="0cm"/>
      <style:paragraph-properties style:writing-mode="lr-tb"/>
    </style:style>
    <style:style style:name="gr26" style:family="graphic" style:parent-style-name="Reaction_5f_arrow">
      <style:graphic-properties svg:stroke-width="0.053cm" svg:stroke-color="#ff0000" draw:marker-start-width="0.279cm" draw:marker-end-width="0.2cm" fo:padding-top="0.151cm" fo:padding-bottom="0.156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width="true" fo:min-height="0.276cm" fo:min-width="0.48cm" fo:padding-top="0.05cm" fo:padding-bottom="0.05cm" fo:padding-left="0cm" fo:padding-right="0cm"/>
      <style:paragraph-properties style:writing-mode="lr-tb"/>
    </style:style>
    <style:style style:name="gr28" style:family="graphic" style:parent-style-name="Label_5f_nxt_5f_arrow">
      <style:graphic-properties draw:stroke="solid" draw:stroke-dash="Ultrafine_20_2_20_Dots_20_3_20_Dashes" svg:stroke-width="0.053cm" svg:stroke-color="#ff0000" draw:marker-start-width="0.279cm" draw:marker-end-width="0.127cm" draw:fill-color="#000000" fo:padding-top="0.151cm" fo:padding-bottom="0.156cm" fo:padding-left="3.25cm" fo:padding-right="0.276cm"/>
    </style:style>
    <style:style style:name="gr29" style:family="graphic" style:parent-style-name="Reaction_5f_arrow">
      <style:graphic-properties svg:stroke-width="0.053cm" svg:stroke-color="#ff0000" draw:marker-start="" draw:marker-start-width="0.279cm" draw:marker-end-width="0.127cm" fo:padding-top="0.151cm" fo:padding-bottom="0.156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width="true" fo:min-height="0.276cm" fo:min-width="1.10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width="true" fo:min-height="0.276cm" fo:min-width="0.84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width="true" fo:min-height="0.276cm" fo:min-width="0.8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34" style:family="graphic" style:parent-style-name="objectwithoutfill">
      <style:graphic-properties svg:stroke-width="0.028cm" svg:stroke-color="#000000" draw:marker-start="Symmetric_20_Arrow" draw:marker-start-width="0.09cm" draw:marker-end="Symmetric_20_Arrow" draw:marker-end-width="0.09cm" draw:fill="solid" draw:textarea-vertical-align="middle" fo:padding-top="0.139cm" fo:padding-bottom="0.144cm" fo:padding-left="0.264cm" fo:padding-right="0.264cm"/>
    </style:style>
    <style:style style:name="gr35" style:family="graphic" style:parent-style-name="objectwithoutfill">
      <style:graphic-properties svg:stroke-width="0.028cm" svg:stroke-color="#ff0000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auto-grow-width="true" fo:min-height="0.276cm" fo:min-width="0.688cm" fo:padding-top="0.05cm" fo:padding-bottom="0.05cm" fo:padding-left="0cm" fo:padding-right="0cm"/>
      <style:paragraph-properties style:writing-mode="lr-tb"/>
    </style:style>
    <style:style style:name="gr37" style:family="graphic" style:parent-style-name="objectwithoutfill">
      <style:graphic-properties svg:stroke-width="0.053cm" svg:stroke-color="#ff0000" draw:marker-start-width="0.279cm" draw:marker-end="Symmetric_20_Arrow" draw:marker-end-width="0.157cm" draw:fill="solid" draw:textarea-vertical-align="middle" fo:padding-top="0.151cm" fo:padding-bottom="0.156cm" fo:padding-left="0.276cm" fo:padding-right="0.276cm"/>
    </style:style>
    <style:style style:name="gr38" style:family="graphic" style:parent-style-name="standard">
      <style:graphic-properties svg:stroke-width="0.081cm" svg:stroke-color="#c6c6c6" draw:marker-start-width="0.321cm" draw:marker-end-width="0.321cm" svg:stroke-opacity="60%" draw:fill="none" draw:fill-color="#729fcf" draw:textarea-horizontal-align="justify" draw:textarea-vertical-align="middle" draw:auto-grow-height="false" fo:min-height="0.418cm" fo:min-width="0.327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width="true" fo:min-height="0.276cm" fo:min-width="0.506cm" fo:padding-top="0.05cm" fo:padding-bottom="0.05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width="true" fo:min-height="0.335cm" fo:min-width="0.764cm" fo:padding-top="0.05cm" fo:padding-bottom="0.05cm" fo:padding-left="0cm" fo:padding-right="0cm"/>
      <style:paragraph-properties style:writing-mode="lr-tb"/>
    </style:style>
    <style:style style:name="gr41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2" style:family="graphic" style:parent-style-name="objectwithoutfill">
      <style:graphic-properties svg:stroke-width="0.028cm" svg:stroke-color="#ff0000" draw:marker-start-width="0.242cm" draw:marker-end="Symmetric_20_Arrow" draw:marker-end-width="0.142cm" draw:fill="solid" draw:textarea-vertical-align="middle" fo:padding-top="0.139cm" fo:padding-bottom="0.144cm" fo:padding-left="0.264cm" fo:padding-right="0.264cm"/>
    </style:style>
    <style:style style:name="gr43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45" style:family="graphic" style:parent-style-name="objectwithoutfill">
      <style:graphic-properties svg:stroke-width="0.035cm" svg:stroke-color="#c0c0c0" draw:marker-start-width="0.252cm" draw:marker-end="Symmetric_20_Arrow" draw:marker-end-width="0.152cm" draw:fill="solid" draw:textarea-vertical-align="middle" fo:padding-top="0.142cm" fo:padding-bottom="0.147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auto-grow-width="true" fo:min-height="0.551cm" fo:min-width="0.692cm" fo:padding-top="0cm" fo:padding-bottom="0cm" fo:padding-left="0cm" fo:padding-right="0cm"/>
      <style:paragraph-properties style:writing-mode="lr-tb"/>
    </style:style>
    <style:style style:name="gr47" style:family="graphic" style:parent-style-name="Reaction_5f_arrow">
      <style:graphic-properties svg:stroke-width="0.053cm" svg:stroke-color="#00bfff" draw:marker-start="" draw:marker-start-width="0.279cm" draw:marker-end="Symmetric_20_Arrow" draw:marker-end-width="0.277cm" fo:padding-top="0.151cm" fo:padding-bottom="0.156cm" fo:padding-left="0.276cm" fo:padding-right="0.276cm"/>
    </style:style>
    <style:style style:name="gr48" style:family="graphic" style:parent-style-name="Reaction_5f_arrow">
      <style:graphic-properties svg:stroke-width="0.053cm" svg:stroke-color="#00bfff" draw:marker-start="" draw:marker-start-width="0.127cm" draw:marker-end="Symmetric_20_Arrow" draw:marker-end-width="0.277cm" fo:padding-top="0.151cm" fo:padding-bottom="0.156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width="true" fo:min-height="0.551cm" fo:min-width="0.59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width="0.081cm" svg:stroke-color="#d01c8b" draw:marker-start-width="0.321cm" draw:marker-end-width="0.321cm" svg:stroke-opacity="20%" draw:fill="none" draw:fill-color="#729fcf" draw:textarea-horizontal-align="justify" draw:textarea-vertical-align="middle" draw:auto-grow-height="false" fo:min-height="5.146cm" fo:min-width="1.506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c0c0c0" draw:marker-start-width="0.321cm" draw:marker-end-width="0.321cm" svg:stroke-opacity="100%" draw:fill="none" draw:fill-color="#729fcf" draw:textarea-horizontal-align="justify" draw:textarea-vertical-align="middle" draw:auto-grow-height="false" fo:min-height="0.869cm" fo:min-width="0.041cm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width="true" fo:min-height="0.276cm" fo:min-width="1.035cm" fo:padding-top="0cm" fo:padding-bottom="0cm" fo:padding-left="0cm" fo:padding-right="0cm"/>
      <style:paragraph-properties style:writing-mode="lr-tb"/>
    </style:style>
    <style:style style:name="gr53" style:family="graphic" style:parent-style-name="Reaction_5f_arrow">
      <style:graphic-properties svg:stroke-width="0.053cm" svg:stroke-color="#ff0000" draw:marker-start="" draw:marker-start-width="0.127cm" draw:marker-end="Symmetric_20_Arrow" draw:marker-end-width="0.127cm" fo:padding-top="0.151cm" fo:padding-bottom="0.156cm" fo:padding-left="0.276cm" fo:padding-right="0.276cm"/>
    </style:style>
    <style:style style:name="gr54" style:family="graphic" style:parent-style-name="Reaction_5f_arrow">
      <style:graphic-properties svg:stroke-width="0.053cm" svg:stroke-color="#ff0000" draw:marker-start="" draw:marker-start-width="0.127cm" draw:marker-end-width="0.127cm" fo:padding-top="0.151cm" fo:padding-bottom="0.156cm" fo:padding-left="0.276cm" fo:padding-right="0.276cm"/>
    </style:style>
    <style:style style:name="gr55" style:family="graphic" style:parent-style-name="Reaction_5f_arrow">
      <style:graphic-properties svg:stroke-width="0.053cm" svg:stroke-color="#ff0000" draw:marker-start="Symmetric_20_Arrow" draw:marker-start-width="0.127cm" draw:marker-end="" draw:marker-end-width="0.279cm" fo:padding-top="0.151cm" fo:padding-bottom="0.156cm" fo:padding-left="0.276cm" fo:padding-right="0.276cm"/>
    </style:style>
    <style:style style:name="gr56" style:family="graphic" style:parent-style-name="Reaction_5f_arrow">
      <style:graphic-properties svg:stroke-width="0.035cm" svg:stroke-color="#c0c0c0" draw:marker-start-width="0.252cm" draw:marker-end-width="0.1cm" fo:padding-top="0.142cm" fo:padding-bottom="0.147cm" fo:padding-left="0.267cm" fo:padding-right="0.267cm"/>
    </style:style>
    <style:style style:name="gr57" style:family="graphic" style:parent-style-name="Label_5f_nxt_5f_arrow">
      <style:graphic-properties draw:stroke="solid" draw:stroke-dash="Ultrafine_20_2_20_Dots_20_3_20_Dashes" svg:stroke-width="0.035cm" svg:stroke-color="#c0c0c0" draw:marker-start-width="0.252cm" draw:marker-end-width="0.1cm" draw:fill-color="#000000" fo:padding-top="0.142cm" fo:padding-bottom="0.147cm" fo:padding-left="3.241cm" fo:padding-right="0.267cm"/>
    </style:style>
    <style:style style:name="gr58" style:family="graphic" style:parent-style-name="Reaction_5f_arrow">
      <style:graphic-properties svg:stroke-width="0.035cm" svg:stroke-color="#c0c0c0" draw:marker-start="" draw:marker-start-width="0.252cm" draw:marker-end-width="0.1cm" fo:padding-top="0.142cm" fo:padding-bottom="0.147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auto-grow-width="true" fo:min-height="0.276cm" fo:min-width="1.221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width="true" fo:min-height="0.276cm" fo:min-width="0.82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width="true" fo:min-height="0.276cm" fo:min-width="0.84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width="true" fo:min-height="0.276cm" fo:min-width="0.8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width="true" fo:min-height="0.335cm" fo:min-width="1.47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width="true" fo:min-height="0.335cm" fo:min-width="1.53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width="true" fo:min-height="0.335cm" fo:min-width="0.45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width="true" fo:min-height="0.335cm" fo:min-width="0.531cm" fo:padding-top="0cm" fo:padding-bottom="0cm" fo:padding-left="0cm" fo:padding-right="0cm"/>
      <style:paragraph-properties style:writing-mode="lr-tb"/>
    </style:style>
    <style:style style:name="gr67" style:family="graphic" style:parent-style-name="objectwithoutfill">
      <style:graphic-properties svg:stroke-width="0.028cm" svg:stroke-color="#000000" draw:marker-start-width="0.242cm" draw:marker-end="Symmetric_20_Arrow" draw:marker-end-width="0.14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68" style:family="graphic" style:parent-style-name="text">
      <style:graphic-properties draw:stroke="solid" svg:stroke-color="#000000" draw:fill="solid" draw:fill-color="#000000"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fo:min-height="0.669cm"/>
      <style:paragraph-properties style:writing-mode="lr-tb"/>
    </style:style>
    <style:style style:name="gr70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</style:style>
    <style:style style:name="gr71" style:family="graphic" style:parent-style-name="objectwithoutfill">
      <style:graphic-properties svg:stroke-width="0.018cm" svg:stroke-color="#000000" draw:marker-start-width="0.227cm" draw:marker-end="Symmetric_20_Arrow" draw:marker-end-width="0.127cm" draw:fill="solid" draw:textarea-vertical-align="middle" fo:padding-top="0.134cm" fo:padding-bottom="0.139cm" fo:padding-left="0.259cm" fo:padding-right="0.259cm"/>
      <style:paragraph-properties style:writing-mode="lr-tb"/>
    </style:style>
    <style:style style:name="gr72" style:family="graphic" style:parent-style-name="standard">
      <style:graphic-properties svg:stroke-width="0.081cm" svg:stroke-color="#4dac26" draw:marker-start-width="0.321cm" draw:marker-end-width="0.321cm" svg:stroke-opacity="60%" draw:fill="none" draw:opacity="100%" draw:textarea-horizontal-align="justify" draw:textarea-vertical-align="middle" draw:auto-grow-height="false" fo:min-height="2.064cm" fo:min-width="3.72cm" fo:padding-top="0.165cm" fo:padding-bottom="0.165cm" fo:padding-left="0.29cm" fo:padding-right="0.29cm"/>
    </style:style>
    <style:style style:name="gr73" style:family="graphic" style:parent-style-name="text">
      <style:graphic-properties draw:stroke="solid" svg:stroke-width="0.028cm" svg:stroke-color="#000000" draw:marker-start-width="0.242cm" draw:marker-end-width="0.242cm" draw:fill="solid" draw:fill-color="#f5cd53" draw:textarea-vertical-align="middle" draw:auto-grow-height="false" fo:min-height="0cm" fo:min-width="0cm" fo:padding-top="0.139cm" fo:padding-bottom="0.139cm" fo:padding-left="0.264cm" fo:padding-right="0.264cm"/>
    </style:style>
    <style:style style:name="gr74" style:family="graphic" style:parent-style-name="standard">
      <style:graphic-properties svg:stroke-width="0.081cm" svg:stroke-color="#d01c8b" draw:marker-start-width="0.321cm" draw:marker-end-width="0.321cm" svg:stroke-opacity="20%" draw:fill="none" draw:textarea-horizontal-align="justify" draw:textarea-vertical-align="middle" draw:auto-grow-height="false" fo:min-height="2.064cm" fo:min-width="3.72cm" fo:padding-top="0.165cm" fo:padding-bottom="0.165cm" fo:padding-left="0.29cm" fo:padding-right="0.29cm"/>
    </style:style>
    <style:style style:name="gr75" style:family="graphic" style:parent-style-name="standard">
      <style:graphic-properties draw:stroke="none" svg:stroke-color="#000000" draw:fill="none" draw:fill-color="#ffffff" draw:auto-grow-width="true" fo:min-height="0.276cm" fo:min-width="2.373cm" fo:padding-top="0.05cm" fo:padding-bottom="0.05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1.969cm" fo:padding-top="0.05cm" fo:padding-bottom="0.05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width="true" fo:min-height="0.276cm" fo:min-width="2.508cm" fo:padding-top="0.05cm" fo:padding-bottom="0.05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width="true" fo:min-height="0.276cm" fo:min-width="2.325cm" fo:padding-top="0.05cm" fo:padding-bottom="0.05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width="true" fo:min-height="0.276cm" fo:min-width="1.911cm" fo:padding-top="0.05cm" fo:padding-bottom="0.05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width="true" fo:min-height="0.276cm" fo:min-width="1.86cm" fo:padding-top="0.05cm" fo:padding-bottom="0.05cm" fo:padding-left="0cm" fo:padding-right="0cm"/>
      <style:paragraph-properties style:writing-mode="lr-tb"/>
    </style:style>
    <style:style style:name="gr81" style:family="graphic" style:parent-style-name="objectwithoutfill">
      <style:graphic-properties svg:stroke-width="0.028cm" svg:stroke-color="#000000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82" style:family="graphic" style:parent-style-name="standard">
      <style:graphic-properties svg:stroke-width="0.081cm" svg:stroke-color="#4dac26" draw:marker-start-width="0.321cm" draw:marker-end-width="0.321cm" svg:stroke-opacity="60%" draw:fill="none" draw:textarea-horizontal-align="justify" draw:textarea-vertical-align="middle" draw:auto-grow-height="false" fo:min-height="1.47cm" fo:min-width="5.72cm" fo:padding-top="0.165cm" fo:padding-bottom="0.165cm" fo:padding-left="0.29cm" fo:padding-right="0.29cm"/>
    </style:style>
    <style:style style:name="gr83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9.15cm" fo:min-width="6.6cm"/>
    </style:style>
    <style:style style:name="gr84" style:family="graphic" style:parent-style-name="standard">
      <style:graphic-properties draw:stroke="none" svg:stroke-color="#000000" draw:fill-color="#e8e8e8" draw:textarea-horizontal-align="justify" draw:textarea-vertical-align="middle" draw:auto-grow-height="false" fo:min-height="6.95cm" fo:min-width="6.6cm"/>
    </style:style>
    <style:style style:name="gr85" style:family="graphic" style:parent-style-name="standard">
      <style:graphic-properties draw:stroke="none" svg:stroke-color="#000000" draw:fill="none" draw:fill-color="#ffffff" draw:auto-grow-width="true" fo:min-height="0.278cm" fo:min-width="0.861cm" fo:padding-top="0cm" fo:padding-bottom="0cm" fo:padding-left="0cm" fo:padding-right="0cm"/>
      <style:paragraph-properties style:writing-mode="lr-tb"/>
    </style:style>
    <style:style style:name="gr86" style:family="graphic" style:parent-style-name="objectwithoutfill">
      <style:graphic-properties draw:stroke="solid" draw:stroke-dash="Fine_20_Dashed" svg:stroke-width="0.028cm" svg:stroke-color="#000000" draw:marker-start-width="0.242cm" draw:marker-end="Dimension_20_Lines" draw:marker-end-width="0.242cm" draw:fill="solid" draw:textarea-vertical-align="middle" fo:padding-top="0.139cm" fo:padding-bottom="0.144cm" fo:padding-left="0.264cm" fo:padding-right="0.264cm"/>
    </style:style>
    <style:style style:name="gr87" style:family="graphic" style:parent-style-name="standard">
      <style:graphic-properties draw:stroke="none" svg:stroke-color="#000000" draw:fill="none" draw:fill-color="#ffffff" draw:auto-grow-width="true" fo:min-height="0.276cm" fo:min-width="0.81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width="true" fo:min-height="0.276cm" fo:min-width="0.708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width="true" fo:min-height="0.276cm" fo:min-width="0.62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width="true" fo:min-height="0.276cm" fo:min-width="0.93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solid" svg:stroke-color="#000000" draw:fill="solid" draw:fill-color="#faebd7" draw:auto-grow-width="true" fo:min-height="0.276cm" fo:min-width="0.6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solid" svg:stroke-color="#000000" draw:fill="solid" draw:fill-color="#faebd7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solid" svg:stroke-color="#000000" draw:fill="solid" draw:fill-color="#faebd7" draw:auto-grow-width="true" fo:min-height="0.276cm" fo:min-width="0.58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solid" svg:stroke-color="#000000" draw:fill="solid" draw:fill-color="#faebd7" draw:auto-grow-width="true" fo:min-height="0.276cm" fo:min-width="0.88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width="true" fo:min-height="0.276cm" fo:min-width="0.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solid" svg:stroke-color="#000000" draw:fill="solid" draw:fill-color="#faebd7" draw:auto-grow-width="true" fo:min-height="0.278cm" fo:min-width="1.35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width="true" fo:min-height="0.276cm" fo:min-width="1.12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width="true" fo:min-height="0.551cm" fo:min-width="1.33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solid" svg:stroke-color="#000000" draw:fill="solid" draw:fill-color="#faebd7" draw:auto-grow-width="true" fo:min-height="0.276cm" fo:min-width="1.594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solid" svg:stroke-color="#000000" draw:fill="solid" draw:fill-color="#faebd7" draw:auto-grow-width="true" fo:min-height="0.276cm" fo:min-width="1.2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solid" svg:stroke-color="#000000" draw:fill="solid" draw:fill-color="#faebd7" draw:auto-grow-width="true" fo:min-height="0.276cm" fo:min-width="1.213cm" fo:padding-top="0cm" fo:padding-bottom="0cm" fo:padding-left="0cm" fo:padding-right="0cm"/>
      <style:paragraph-properties style:writing-mode="lr-tb"/>
    </style:style>
    <style:style style:name="gr102" style:family="graphic" style:parent-style-name="objectwithoutfill">
      <style:graphic-properties svg:stroke-width="0.028cm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103" style:family="graphic" style:parent-style-name="objectwithoutfill">
      <style:graphic-properties draw:stroke="dash" draw:stroke-dash="Long_20_Dash" svg:stroke-width="0.028cm" svg:stroke-color="#808080" draw:marker-start-width="0.24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104" style:family="graphic" style:parent-style-name="objectwithoutfill">
      <style:graphic-properties svg:stroke-width="0.028cm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  <style:paragraph-properties style:writing-mode="lr-tb"/>
    </style:style>
    <style:style style:name="gr105" style:family="graphic" style:parent-style-name="objectwithoutfill">
      <style:graphic-properties svg:stroke-width="0.028cm" draw:marker-start-width="0.24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106" style:family="graphic" style:parent-style-name="objectwithoutfill">
      <style:graphic-properties svg:stroke-width="0.028cm" draw:marker-start="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107" style:family="graphic" style:parent-style-name="objectwithoutfill">
      <style:graphic-properties svg:stroke-width="0.028cm" draw:marker-start="Symmetric_20_Arrow" draw:marker-start-width="0.1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108" style:family="graphic" style:parent-style-name="standard">
      <style:graphic-properties svg:stroke-width="0.028cm" svg:stroke-color="#00bfff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width="true" fo:min-height="0.653cm" fo:min-width="1.971cm" fo:padding-top="0cm" fo:padding-bottom="0cm" fo:padding-left="0cm" fo:padding-right="0cm"/>
      <style:paragraph-properties style:writing-mode="lr-tb"/>
    </style:style>
    <style:style style:name="gr110" style:family="graphic" style:parent-style-name="objectwithoutfill">
      <style:graphic-properties svg:stroke-width="0.028cm" draw:marker-start="" draw:marker-start-width="0.342cm" draw:marker-end="Symmetric_20_Arrow" draw:marker-end-width="0.12cm" draw:fill="solid" draw:textarea-vertical-align="middle" fo:padding-top="0.139cm" fo:padding-bottom="0.144cm" fo:padding-left="0.264cm" fo:padding-right="0.264cm"/>
    </style:style>
    <style:style style:name="gr111" style:family="graphic" style:parent-style-name="objectwithoutfill">
      <style:graphic-properties draw:stroke="solid" draw:stroke-dash="Fine_20_Dashed" svg:stroke-width="0.028cm" svg:stroke-color="#000000" draw:marker-start-width="0.242cm" draw:marker-end="Symmetric_20_Arrow" draw:marker-end-width="0.13cm" draw:fill="solid" draw:textarea-vertical-align="middle" fo:padding-top="0.139cm" fo:padding-bottom="0.144cm" fo:padding-left="0.264cm" fo:padding-right="0.2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text-properties fo: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5pt" fo:font-style="normal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4dac26" style:font-name="Arial" fo:font-size="5pt" fo:font-style="normal" fo:font-weight="bold" style:font-weight-asian="bold" style:font-weight-complex="bold"/>
    </style:style>
    <style:style style:name="P6" style:family="paragraph">
      <style:text-properties style:font-name="Arial" fo:font-size="5pt" fo:font-style="normal" fo:font-weight="normal"/>
    </style:style>
    <style:style style:name="P7" style:family="paragraph">
      <loext:graphic-properties draw:fill="none" draw:fill-color="#729fcf"/>
      <style:paragraph-properties fo:text-align="center"/>
      <style:text-properties style:font-name="Arial" fo:font-size="5pt" fo:font-style="normal" fo:font-weight="normal"/>
    </style:style>
    <style:style style:name="P8" style:family="paragraph">
      <style:paragraph-properties style:writing-mode="lr-tb"/>
      <style:text-properties fo:color="#000000" style:font-name="Arial" fo:font-size="5pt" fo:font-style="normal" fo:font-weight="normal" fo:background-color="#ffffff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b2b2b2" style:font-name="Arial" fo:font-size="5pt" fo:font-style="normal" fo:font-weight="normal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style="normal" fo:font-weight="normal"/>
    </style:style>
    <style:style style:name="P11" style:family="paragraph">
      <style:paragraph-properties style:writing-mode="lr-tb"/>
      <style:text-properties style:font-name="Arial" fo:font-size="5pt" fo:font-style="normal" fo:font-weight="normal" fo:background-color="#ffffff"/>
    </style:style>
    <style:style style:name="P12" style:family="paragraph">
      <style:text-properties fo:color="#000000" style:font-name="Arial" fo:font-size="5pt" fo:font-style="normal" fo:font-weight="normal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rial" fo:font-size="5pt" fo:font-style="normal" fo:font-weight="bold" style:font-weight-asian="bold" style:font-weight-complex="bold"/>
    </style:style>
    <style:style style:name="P14" style:family="paragraph">
      <loext:graphic-properties draw:fill-color="#000000"/>
      <style:text-properties fo:color="#000000" style:font-name="Arial" fo:font-size="5pt" fo:font-style="normal" fo:font-weight="normal"/>
    </style:style>
    <style:style style:name="P15" style:family="paragraph">
      <loext:graphic-properties draw:fill="none" draw:fill-color="#ffffff"/>
      <style:paragraph-properties style:writing-mode="lr-tb"/>
      <style:text-properties fo:color="#c0c0c0" style:font-name="Arial" fo:font-size="5pt" fo:font-style="normal" fo:font-weight="normal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color="#4dac26" style:font-name="Arial" fo:font-size="5pt" fo:font-style="normal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style="normal" fo:font-weight="bold" style:font-weight-asian="bold" style:font-weight-complex="bold"/>
    </style:style>
    <style:style style:name="P18" style:family="paragraph">
      <loext:graphic-properties draw:fill="soli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d01c8b" style:font-name="Arial" fo:font-size="5pt" fo:font-style="normal" fo:font-weight="bold" style:font-weight-asian="bold" style:font-weight-complex="bold"/>
    </style:style>
    <style:style style:name="P21" style:family="paragraph">
      <loext:graphic-properties draw:fill="none" draw:fill-color="#729fcf"/>
      <style:paragraph-properties fo:text-align="center"/>
      <style:text-properties fo:color="#c0c0c0" style:font-name="Arial" fo:font-size="5pt" fo:font-style="normal" fo:font-weight="normal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0c0c0" style:font-name="Arial" fo:font-size="5pt" fo:font-style="normal" fo:font-weight="normal"/>
    </style:style>
    <style:style style:name="P23" style:family="paragraph">
      <loext:graphic-properties draw:fill="none" draw:fill-color="#ffffff"/>
      <style:paragraph-properties style:writing-mode="lr-tb"/>
      <style:text-properties fo:color="#d01c8b" style:font-name="Arial" fo:font-size="5pt" fo:font-style="normal" fo:font-weight="bold" style:font-size-asian="12pt" style:font-weight-asian="bold" style:font-size-complex="12pt" style:font-weight-complex="bold"/>
    </style:style>
    <style:style style:name="P24" style:family="paragraph">
      <style:paragraph-properties fo:text-align="end"/>
    </style:style>
    <style:style style:name="P25" style:family="paragraph">
      <loext:graphic-properties draw:fill="none" draw:fill-color="#ffffff"/>
      <style:paragraph-properties fo:text-align="end" style:writing-mode="lr-tb"/>
      <style:text-properties style:font-name="Arial" fo:font-size="5pt" fo:font-style="normal" fo:font-weight="normal"/>
    </style:style>
    <style:style style:name="P26" style:family="paragraph">
      <loext:graphic-properties draw:fill="none" draw:fill-color="#ffffff"/>
      <style:paragraph-properties fo:text-align="end" style:writing-mode="lr-tb"/>
      <style:text-properties fo:color="#c0c0c0" style:font-name="Arial" fo:font-size="5pt" fo:font-style="normal" fo:font-weight="normal"/>
    </style:style>
    <style:style style:name="P27" style:family="paragraph">
      <loext:graphic-properties draw:fill="solid"/>
      <style:text-properties style:font-name="Arial" fo:font-size="5pt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Arial" fo:font-size="5pt" fo:font-style="normal" fo:font-weight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c0c0c0" style:font-name="Arial" fo:font-size="5pt" fo:font-style="normal" fo:font-weight="normal"/>
    </style:style>
    <style:style style:name="P31" style:family="paragraph">
      <loext:graphic-properties draw:fill="solid"/>
      <style:paragraph-properties style:writing-mode="lr-tb"/>
      <style:text-properties style:font-name="Arial" fo:font-size="5pt"/>
    </style:style>
    <style:style style:name="P32" style:family="paragraph">
      <loext:graphic-properties draw:fill="solid" draw:fill-color="#000000"/>
      <style:paragraph-properties fo:text-align="center"/>
      <style:text-properties fo:font-size="5pt"/>
    </style:style>
    <style:style style:name="P33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34" style:family="paragraph">
      <loext:graphic-properties draw:fill="solid"/>
      <style:paragraph-properties style:writing-mode="lr-tb"/>
      <style:text-properties style:font-name="Arial" fo:font-size="5pt" fo:background-color="#ffffff" style:font-size-asian="5pt" style:font-size-complex="5pt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loext:graphic-properties draw:fill="solid" draw:fill-color="#f5cd53"/>
      <style:paragraph-properties fo:text-align="center"/>
      <style:text-properties fo:font-size="5pt"/>
    </style:style>
    <style:style style:name="P37" style:family="paragraph">
      <loext:graphic-properties draw:fill="none" draw:fill-color="#ffffff"/>
      <style:paragraph-properties fo:text-align="end" style:writing-mode="lr-tb"/>
      <style:text-properties fo:color="#000000" style:font-name="Arial" fo:font-size="5pt" fo:font-style="normal" fo:font-weight="normal"/>
    </style:style>
    <style:style style:name="P38" style:family="paragraph">
      <loext:graphic-properties draw:fill="none" draw:fill-color="#ffffff"/>
      <style:paragraph-properties fo:text-align="start" style:writing-mode="lr-tb"/>
      <style:text-properties fo:color="#000000" style:font-name="Arial" fo:font-size="5pt" fo:font-style="normal" fo:font-weight="normal"/>
    </style:style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Arial" fo:font-size="7pt" fo:font-style="normal" fo:font-weight="normal" style:font-size-asian="7pt" style:font-size-complex="7pt"/>
    </style:style>
    <style:style style:name="P41" style:family="paragraph">
      <loext:graphic-properties draw:fill="solid"/>
      <style:paragraph-properties style:writing-mode="lr-tb"/>
      <style:text-properties style:font-name="Arial" fo:font-size="7pt" fo:background-color="#ffffff" style:font-size-asian="7pt" style:font-size-complex="7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-color="#e8e8e8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000000" style:font-name="Arial" fo:font-size="5pt" fo:font-weight="normal" fo:background-color="#e8e8e8" style:font-size-asian="5pt" style:font-weight-asian="normal" style:font-size-complex="5pt" style:font-weight-complex="normal"/>
    </style:style>
    <style:style style:name="P45" style:family="paragraph">
      <loext:graphic-properties draw:fill="none" draw:fill-color="#ffffff"/>
      <style:paragraph-properties style:writing-mode="lr-tb"/>
      <style:text-properties fo:color="#a9a9a9" style:font-name="Arial" fo:font-size="5pt" fo:background-color="transparent" style:font-size-asian="5pt" style:font-size-complex="5pt"/>
    </style:style>
    <style:style style:name="P46" style:family="paragraph">
      <loext:graphic-properties draw:fill="none" draw:fill-color="#ffffff"/>
      <style:paragraph-properties style:writing-mode="lr-tb"/>
      <style:text-properties fo:color="#808080" style:font-name="Arial" fo:font-size="5pt" fo:background-color="transparent" style:font-size-asian="5pt" style:font-size-complex="5pt"/>
    </style:style>
    <style:style style:name="P47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48" style:family="paragraph">
      <loext:graphic-properties draw:fill="solid" draw:fill-color="#faebd7"/>
      <style:paragraph-properties style:writing-mode="lr-tb"/>
      <style:text-properties style:font-name="Arial" fo:font-size="5pt" fo:background-color="transparent" style:font-size-asian="5pt" style:font-size-complex="5pt"/>
    </style:style>
    <style:style style:name="P49" style:family="paragraph">
      <loext:graphic-properties draw:fill="solid" draw:fill-color="#faebd7"/>
      <style:paragraph-properties fo:text-align="center" style:writing-mode="lr-tb"/>
      <style:text-properties style:font-name="Arial" fo:font-size="5pt" fo:background-color="transparent" style:font-size-asian="5pt" style:font-size-complex="5pt"/>
    </style:style>
    <style:style style:name="P50" style:family="paragraph">
      <loext:graphic-properties draw:fill="none" draw:fill-color="#ffffff"/>
      <style:paragraph-properties fo:text-align="center" style:writing-mode="lr-tb"/>
      <style:text-properties style:font-name="Arial" fo:font-size="5pt" fo:background-color="#e8e8e8" style:font-size-asian="5pt" style:font-size-complex="5pt"/>
    </style:style>
    <style:style style:name="P51" style:family="paragraph">
      <loext:graphic-properties draw:fill="solid"/>
      <style:paragraph-properties style:writing-mode="lr-tb"/>
      <style:text-properties style:font-name="Arial" fo:font-size="7pt" style:font-size-asian="7pt" style:font-size-complex="7pt"/>
    </style:style>
    <style:style style:name="P52" style:family="paragraph">
      <loext:graphic-properties draw:fill="solid"/>
      <style:paragraph-properties style:writing-mode="lr-tb"/>
      <style:text-properties style:font-name="Arial" fo:font-size="7pt" fo:background-color="#e8e8e8" style:font-size-asian="7pt" style:font-size-complex="7pt"/>
    </style:style>
    <style:style style:name="P53" style:family="paragraph">
      <loext:graphic-properties draw:fill="solid"/>
      <style:paragraph-properties fo:text-align="center" style:writing-mode="lr-tb"/>
      <style:text-properties style:font-name="Arial" fo:font-size="7pt" fo:background-color="#e8e8e8" style:font-size-asian="7pt" style:font-size-complex="7pt"/>
    </style:style>
    <style:style style:name="P54" style:family="paragraph">
      <style:paragraph-properties fo:text-align="center" style:writing-mode="lr-tb"/>
      <style:text-properties style:font-name="Arial" fo:font-size="7pt" style:font-size-asian="7pt" style:font-size-complex="7pt"/>
    </style:style>
    <style:style style:name="P55" style:family="paragraph">
      <loext:graphic-properties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5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rial" fo:font-size="7pt" fo:font-style="normal" fo:font-weight="normal" style:font-size-asian="22pt" style:font-size-complex="22pt"/>
    </style:style>
    <style:style style:name="T2" style:family="text">
      <style:text-properties fo:color="#4dac26" style:font-name="Arial" fo:font-size="7pt" fo:font-style="normal" fo:font-weight="bold" style:font-size-asian="22pt" style:font-weight-asian="bold" style:font-size-complex="22pt" style:font-weight-complex="bold"/>
    </style:style>
    <style:style style:name="T3" style:family="text">
      <style:text-properties fo:color="#000000" style:font-name="Arial" fo:font-size="7pt" fo:font-style="normal" fo:font-weight="normal" fo:background-color="#ffffff" style:font-size-asian="14pt" style:font-size-complex="14pt"/>
    </style:style>
    <style:style style:name="T4" style:family="text">
      <style:text-properties fo:color="#b2b2b2" style:font-name="Arial" fo:font-size="7pt" fo:font-style="normal" fo:font-weight="normal" style:font-size-asian="22pt" style:font-size-complex="22pt"/>
    </style:style>
    <style:style style:name="T5" style:family="text">
      <style:text-properties fo:color="#000000" style:font-name="Arial" fo:font-size="7pt" fo:font-style="normal" fo:font-weight="normal" style:font-size-asian="22pt" style:font-size-complex="22pt"/>
    </style:style>
    <style:style style:name="T6" style:family="text">
      <style:text-properties fo:color="#000000" style:font-name="Arial" fo:font-size="5pt" fo:font-style="normal" fo:font-weight="normal" fo:background-color="#ffffff"/>
    </style:style>
    <style:style style:name="T7" style:family="text">
      <style:text-properties style:font-name="Arial" fo:font-size="7pt" fo:font-style="normal" fo:font-weight="normal" fo:background-color="#ffffff" style:font-size-asian="14pt" style:font-size-complex="14pt"/>
    </style:style>
    <style:style style:name="T8" style:family="text">
      <style:text-properties style:font-name="Arial" fo:font-size="7pt" fo:font-style="normal" fo:font-weight="bold" style:font-size-asian="22pt" style:font-weight-asian="bold" style:font-size-complex="22pt" style:font-weight-complex="bold"/>
    </style:style>
    <style:style style:name="T9" style:family="text">
      <style:text-properties fo:color="#c0c0c0" style:font-name="Arial" fo:font-size="7pt" fo:font-style="normal" fo:font-weight="normal" style:font-size-asian="14pt" style:font-size-complex="14pt"/>
    </style:style>
    <style:style style:name="T10" style:family="text">
      <style:text-properties fo:color="#4dac26" style:font-name="Arial" fo:font-size="7pt" fo:font-style="normal" fo:font-weight="bold" style:font-size-asian="14pt" style:font-weight-asian="bold" style:font-size-complex="14pt" style:font-weight-complex="bold"/>
    </style:style>
    <style:style style:name="T11" style:family="text">
      <style:text-properties fo:color="#b2b2b2" style:text-position="0% 100%" style:font-name="Arial" fo:font-size="7pt" fo:font-style="normal" fo:font-weight="normal" style:font-size-asian="22pt" style:font-size-complex="22pt"/>
    </style:style>
    <style:style style:name="T12" style:family="text">
      <style:text-properties fo:color="#000000" style:font-name="Arial" fo:font-size="7pt" fo:font-style="normal" fo:font-weight="bold" style:font-size-asian="22pt" style:font-weight-asian="bold" style:font-size-complex="22pt" style:font-weight-complex="bold"/>
    </style:style>
    <style:style style:name="T13" style:family="text">
      <style:text-properties style:text-position="-33% 58%" style:font-name="Arial" fo:font-size="7pt" fo:font-style="normal" fo:font-weight="normal" style:font-size-asian="22pt" style:font-size-complex="22pt"/>
    </style:style>
    <style:style style:name="T1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d01c8b" style:font-name="Arial" fo:font-size="7pt" fo:font-style="normal" fo:font-weight="bold" style:font-size-asian="22pt" style:font-weight-asian="bold" style:font-size-complex="22pt" style:font-weight-complex="bold"/>
    </style:style>
    <style:style style:name="T16" style:family="text">
      <style:text-properties fo:color="#c0c0c0" style:font-name="Arial" fo:font-size="7pt" fo:font-style="normal" fo:font-weight="normal" style:font-size-asian="22pt" style:font-size-complex="22pt"/>
    </style:style>
    <style:style style:name="T17" style:family="text">
      <style:text-properties fo:color="#d01c8b" style:font-name="Arial" fo:font-size="7pt" fo:font-style="normal" fo:font-weight="bold" style:font-size-asian="14pt" style:font-weight-asian="bold" style:font-size-complex="14pt" style:font-weight-complex="bold"/>
    </style:style>
    <style:style style:name="T18" style:family="text">
      <style:text-properties fo:color="#000000" style:text-position="0% 100%" style:font-name="Arial" fo:font-size="7pt" fo:font-style="normal" fo:font-weight="bold" style:font-size-asian="22pt" style:font-weight-asian="bold" style:font-size-complex="22pt" style:font-weight-complex="bold"/>
    </style:style>
    <style:style style:name="T19" style:family="text">
      <style:text-properties fo:color="#c0c0c0" style:text-position="0% 100%" style:font-name="Arial" fo:font-size="7pt" fo:font-style="normal" fo:font-weight="normal" style:font-size-asian="22pt" style:font-size-complex="22pt"/>
    </style:style>
    <style:style style:name="T20" style:family="text">
      <style:text-properties fo:color="#c0c0c0" style:text-position="-33% 58%" style:font-name="Arial" fo:font-size="7pt" fo:font-style="normal" fo:font-weight="normal" style:font-size-asian="22pt" style:font-size-complex="22pt"/>
    </style:style>
    <style:style style:name="T21" style:family="text">
      <style:text-properties style:text-position="0% 100%" style:font-name="Arial" fo:font-size="7pt" fo:font-style="normal" fo:font-weight="normal" style:font-size-asian="22pt" style:font-size-complex="22pt"/>
    </style:style>
    <style:style style:name="T22" style:family="text">
      <style:text-properties style:font-name="Arial" fo:font-size="5pt"/>
    </style:style>
    <style:style style:name="T23" style:family="text">
      <style:text-properties style:font-name="Arial" fo:font-size="7pt" style:font-size-asian="7pt" style:font-size-complex="7pt"/>
    </style:style>
    <style:style style:name="T24" style:family="text">
      <style:text-properties style:text-position="33% 58%" style:font-name="Arial" fo:font-size="7pt" style:font-size-asian="7pt" style:font-size-complex="7pt"/>
    </style:style>
    <style:style style:name="T25" style:family="text">
      <style:text-properties style:text-position="0% 100%" style:font-name="Arial" fo:font-size="7pt" style:font-size-asian="7pt" style:font-size-complex="7pt"/>
    </style:style>
    <style:style style:name="T26" style:family="text">
      <style:text-properties style:text-position="-33% 58%" style:font-name="Arial" fo:font-size="7pt" style:font-size-asian="7pt" style:font-size-complex="7pt"/>
    </style:style>
    <style:style style:name="T27" style:family="text">
      <style:text-properties style:text-position="33% 58%" style:font-name="Arial" fo:font-size="7pt" fo:font-weight="bold" style:font-size-asian="7pt" style:font-weight-asian="bold" style:font-size-complex="7pt" style:font-weight-complex="bold"/>
    </style:style>
    <style:style style:name="T28" style:family="text">
      <style:text-properties style:font-name="Arial" fo:font-size="7pt" fo:background-color="#ffffff" style:font-size-asian="7pt" style:font-size-complex="7pt"/>
    </style:style>
    <style:style style:name="T29" style:family="text">
      <style:text-properties fo:color="#000000" style:text-position="0% 100%" style:font-name="Arial" fo:font-size="7pt" fo:font-style="normal" fo:font-weight="normal" style:font-size-asian="22pt" style:font-size-complex="22pt"/>
    </style:style>
    <style:style style:name="T30" style:family="text">
      <style:text-properties fo:color="#000000" style:text-position="-33% 58%" style:font-name="Arial" fo:font-size="7pt" fo:font-style="normal" fo:font-weight="normal" style:font-size-asian="22pt" style:font-size-complex="22pt"/>
    </style:style>
    <style:style style:name="T31" style:family="text">
      <style:text-properties style:font-name="Arial" fo:font-size="7pt" fo:font-style="normal" fo:font-weight="normal" style:font-size-asian="7pt" style:font-size-complex="7pt"/>
    </style:style>
    <style:style style:name="T32" style:family="text">
      <style:text-properties style:font-name="Arial" fo:font-size="7pt" fo:font-style="normal" fo:font-weight="bold" style:font-size-asian="7pt" style:font-weight-asian="bold" style:font-size-complex="7pt" style:font-weight-complex="bold"/>
    </style:style>
    <style:style style:name="T33" style:family="text">
      <style:text-properties style:font-name="Arial" fo:font-size="7pt" fo:font-style="normal" fo:font-weight="normal" style:font-name-asian="Arial2" style:font-size-asian="7pt" style:font-name-complex="Arial2" style:font-size-complex="7pt"/>
    </style:style>
    <style:style style:name="T34" style:family="text">
      <style:text-properties style:font-name="Arial" fo:font-size="7pt" fo:font-style="normal" fo:font-weight="bold" style:font-name-asian="Arial2" style:font-size-asian="7pt" style:font-weight-asian="bold" style:font-name-complex="Arial2" style:font-size-complex="7pt" style:font-weight-complex="bold"/>
    </style:style>
    <style:style style:name="T35" style:family="text">
      <style:text-properties style:font-name="Arial2" fo:font-size="7pt" fo:font-style="normal" fo:font-weight="normal" style:font-name-asian="Arial2" style:font-size-asian="7pt" style:font-name-complex="Arial2" style:font-size-complex="7pt"/>
    </style:style>
    <style:style style:name="T36" style:family="text">
      <style:text-properties fo:color="#000000" style:font-name="Arial" fo:font-size="7pt" fo:font-weight="normal" fo:background-color="#e8e8e8" style:font-size-asian="7pt" style:font-weight-asian="normal" style:font-size-complex="7pt" style:font-weight-complex="normal"/>
    </style:style>
    <style:style style:name="T37" style:family="text">
      <style:text-properties fo:color="#a9a9a9" style:font-name="Arial" fo:font-size="7pt" fo:background-color="transparent" style:font-size-asian="7pt" style:font-size-complex="7pt"/>
    </style:style>
    <style:style style:name="T38" style:family="text">
      <style:text-properties fo:color="#808080" style:font-name="Arial" fo:font-size="7pt" fo:background-color="transparent" style:font-size-asian="7pt" style:font-size-complex="7pt"/>
    </style:style>
    <style:style style:name="T39" style:family="text">
      <style:text-properties style:font-name="Arial2" fo:font-size="7pt" fo:background-color="transparent" style:font-name-asian="Arial2" style:font-size-asian="7pt" style:font-name-complex="Arial2" style:font-size-complex="7pt"/>
    </style:style>
    <style:style style:name="T40" style:family="text">
      <style:text-properties style:font-name="Arial" fo:font-size="7pt" fo:background-color="transparent" style:font-name-asian="Arial2" style:font-size-asian="7pt" style:font-name-complex="Arial2" style:font-size-complex="7pt"/>
    </style:style>
    <style:style style:name="T41" style:family="text">
      <style:text-properties style:font-name="Arial" fo:font-size="7pt" fo:background-color="transparent" style:font-size-asian="7pt" style:font-size-complex="7pt"/>
    </style:style>
    <style:style style:name="T42" style:family="text">
      <style:text-properties fo:font-size="7pt" fo:background-color="transparent" style:font-name-asian="Arial2" style:font-size-asian="7pt" style:font-name-complex="Arial2" style:font-size-complex="7pt"/>
    </style:style>
    <style:style style:name="T43" style:family="text">
      <style:text-properties fo:font-size="7pt" style:font-name-asian="Arial2" style:font-size-asian="7pt" style:font-name-complex="Arial2" style:font-size-complex="7pt"/>
    </style:style>
    <style:style style:name="T44" style:family="text">
      <style:text-properties style:font-name="Arial" fo:font-size="7pt" fo:background-color="#e8e8e8" style:font-size-asian="7pt" style:font-size-complex="7pt"/>
    </style:style>
    <style:style style:name="T45" style:family="text">
      <style:text-properties style:font-name="Arial" fo:font-size="3pt" fo:background-color="#e8e8e8" style:font-size-asian="3pt" style:font-size-complex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3.3cm" svg:x="1.2cm" svg:y="1.5cm">
          <text:p/>
          <draw:enhanced-geometry svg:viewBox="0 0 21600 21600" draw:type="rectangle" draw:enhanced-path="M 0 0 L 21600 0 21600 21600 0 21600 0 0 Z N"/>
        </draw:custom-shape>
        <draw:g>
          <draw:connector draw:style-name="gr2" draw:text-style-name="P2" draw:layer="layout" draw:type="curve" draw:line-skew="0.301cm" svg:x1="9.915cm" svg:y1="3.662cm" svg:x2="9.909cm" svg:y2="2.686cm" draw:start-shape="id1" draw:start-glue-point="3" draw:end-shape="id2" draw:end-glue-point="3" svg:d="M9915 3662c-318 0-315-976-6-976" svg:viewBox="0 0 239 977">
            <text:p/>
          </draw:connector>
          <draw:frame draw:style-name="gr3" draw:text-style-name="P4" xml:id="id5" draw:id="id5" draw:layer="layout" svg:width="0.899cm" svg:height="0.276cm" svg:x="7.95cm" svg:y="1.853cm">
            <draw:text-box>
              <text:p text:style-name="P3"><text:span text:style-name="T1">Glucose</text:span></text:p>
            </draw:text-box>
          </draw:frame>
          <draw:frame draw:style-name="gr4" draw:text-style-name="P5" xml:id="id3" draw:id="id3" draw:layer="layout" svg:width="0.692cm" svg:height="0.276cm" svg:x="6.625cm" svg:y="7.163cm">
            <draw:text-box>
              <text:p text:style-name="P3"><text:span text:style-name="T2">ATP</text:span></text:p>
            </draw:text-box>
          </draw:frame>
          <draw:connector draw:style-name="gr5" draw:text-style-name="P6" draw:layer="layout" draw:type="line" svg:x1="7.317cm" svg:y1="7.301cm" svg:x2="7.955cm" svg:y2="7.298cm" draw:start-shape="id3" draw:start-glue-point="1" svg:d="M7317 7301l638-3" svg:viewBox="0 0 639 4">
            <text:p/>
          </draw:connector>
          <draw:connector draw:style-name="gr6" draw:text-style-name="P6" draw:layer="layout" draw:type="line" svg:x1="7.267cm" svg:y1="4.641cm" svg:x2="8.093cm" svg:y2="4.637cm" draw:start-shape="id4" draw:start-glue-point="1" svg:d="M7267 4641l826-4" svg:viewBox="0 0 827 5">
            <text:p/>
          </draw:connector>
          <draw:frame draw:style-name="gr7" draw:text-style-name="P5" xml:id="id4" draw:id="id4" draw:layer="layout" svg:width="0.591cm" svg:height="0.276cm" svg:x="6.676cm" svg:y="4.503cm">
            <draw:text-box>
              <text:p text:style-name="P3"><text:span text:style-name="T2">ATP</text:span></text:p>
            </draw:text-box>
          </draw:frame>
          <draw:custom-shape draw:style-name="gr8" draw:text-style-name="P7" draw:layer="layout" svg:width="2.31cm" svg:height="5.7cm" svg:x="6.55cm" svg:y="2.5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7" draw:layer="layout" svg:width="0.687cm" svg:height="1.265cm" svg:x="8.983cm" svg:y="2.5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xml:id="id6" draw:id="id6" draw:layer="layout" svg:width="0.493cm" svg:height="0.376cm" svg:x="8.153cm" svg:y="2.714cm">
            <draw:text-box>
              <text:p text:style-name="P3"><text:span text:style-name="T1">G</text:span><text:span text:style-name="T1">6</text:span><text:span text:style-name="T1">P</text:span></text:p>
            </draw:text-box>
          </draw:frame>
          <draw:frame draw:style-name="gr11" draw:text-style-name="P4" xml:id="id7" draw:id="id7" draw:layer="layout" svg:width="0.451cm" svg:height="0.376cm" svg:x="8.174cm" svg:y="3.847cm">
            <draw:text-box>
              <text:p text:style-name="P3"><text:span text:style-name="T1">F6P</text:span></text:p>
            </draw:text-box>
          </draw:frame>
          <draw:frame draw:style-name="gr12" draw:text-style-name="P4" xml:id="id10" draw:id="id10" draw:layer="layout" svg:width="0.658cm" svg:height="0.376cm" svg:x="8.071cm" svg:y="5.903cm">
            <draw:text-box>
              <text:p text:style-name="P3"><text:span text:style-name="T1">GA3P</text:span></text:p>
            </draw:text-box>
          </draw:frame>
          <draw:frame draw:style-name="gr13" draw:text-style-name="P4" xml:id="id11" draw:id="id11" draw:layer="layout" svg:width="0.497cm" svg:height="0.276cm" svg:x="8.151cm" svg:y="6.653cm">
            <draw:text-box>
              <text:p text:style-name="P3"><text:span text:style-name="T1">PEP</text:span></text:p>
            </draw:text-box>
          </draw:frame>
          <draw:frame draw:style-name="gr14" draw:text-style-name="P4" xml:id="id9" draw:id="id9" draw:layer="layout" svg:width="0.967cm" svg:height="0.276cm" svg:x="7.916cm" svg:y="7.765cm">
            <draw:text-box>
              <text:p text:style-name="P3"><text:span text:style-name="T1">Pyruvate</text:span></text:p>
            </draw:text-box>
          </draw:frame>
          <draw:connector draw:style-name="gr15" draw:text-style-name="P8" draw:layer="layout" draw:type="line" svg:x1="8.399cm" svg:y1="2.129cm" svg:x2="8.399cm" svg:y2="2.714cm" draw:start-shape="id5" draw:start-glue-point="2" draw:end-shape="id6" draw:end-glue-point="0" svg:d="M8399 2129v585" svg:viewBox="0 0 1 586">
            <text:p><text:span text:style-name="T3">HK1</text:span></text:p>
          </draw:connector>
          <draw:frame draw:style-name="gr16" draw:text-style-name="P9" draw:layer="layout" svg:width="0.641cm" svg:height="0.551cm" svg:x="6.651cm" svg:y="3.76cm">
            <draw:text-box>
              <text:p text:style-name="P3"><text:span text:style-name="T4">F2,6</text:span></text:p>
              <text:p text:style-name="P3"><text:span text:style-name="T4">BP </text:span></text:p>
            </draw:text-box>
          </draw:frame>
          <draw:frame draw:style-name="gr17" draw:text-style-name="P10" xml:id="id8" draw:id="id8" draw:layer="layout" svg:width="0.883cm" svg:height="0.376cm" svg:x="7.958cm" svg:y="5.253cm">
            <draw:text-box>
              <text:p text:style-name="P3"><text:span text:style-name="T5">F1,6BP </text:span></text:p>
            </draw:text-box>
          </draw:frame>
          <draw:connector draw:style-name="gr18" draw:text-style-name="P8" draw:layer="layout" draw:type="line" svg:x1="8.399cm" svg:y1="4.223cm" svg:x2="8.399cm" svg:y2="5.253cm" draw:start-shape="id7" draw:start-glue-point="2" draw:end-shape="id8" draw:end-glue-point="0" svg:d="M8399 4223v1030" svg:viewBox="0 0 1 1031">
            <text:p><text:span text:style-name="T3">PFK</text:span></text:p>
            <text:p><text:span text:style-name="T6"/></text:p>
          </draw:connector>
          <draw:connector draw:style-name="gr18" draw:text-style-name="P8" draw:layer="layout" draw:type="line" svg:x1="8.399cm" svg:y1="6.929cm" svg:x2="8.399cm" svg:y2="7.765cm" draw:end-shape="id9" draw:end-glue-point="0" svg:d="M8399 6929v836" svg:viewBox="0 0 1 837">
            <text:p><text:span text:style-name="T3">PKM1</text:span></text:p>
          </draw:connector>
          <draw:connector draw:style-name="gr19" draw:text-style-name="P6" draw:layer="layout" draw:type="line" svg:x1="8.399cm" svg:y1="3.09cm" svg:x2="8.399cm" svg:y2="3.847cm" draw:start-shape="id6" draw:start-glue-point="2" draw:end-shape="id7" svg:d="M8399 3090v757" svg:viewBox="0 0 1 758">
            <text:p/>
          </draw:connector>
          <draw:connector draw:style-name="gr20" draw:text-style-name="P11" draw:layer="layout" draw:type="line" svg:x1="8.174cm" svg:y1="4.035cm" svg:x2="7.204cm" svg:y2="4.042cm" draw:start-shape="id7" draw:start-glue-point="3" svg:d="M8174 4035l-970 7" svg:viewBox="0 0 971 8">
            <text:p><text:span text:style-name="T7">PFK</text:span></text:p>
            <text:p><text:span text:style-name="T7">FB3</text:span></text:p>
          </draw:connector>
          <draw:connector draw:style-name="gr21" draw:text-style-name="P12" draw:layer="layout" draw:type="line" svg:x1="8.399cm" svg:y1="5.629cm" svg:x2="8.4cm" svg:y2="5.903cm" draw:start-shape="id8" draw:start-glue-point="2" draw:end-shape="id10" draw:end-glue-point="0" svg:d="M8399 5629l1 274" svg:viewBox="0 0 2 275">
            <text:p/>
          </draw:connector>
          <draw:connector draw:style-name="gr22" draw:text-style-name="P6" draw:layer="layout" draw:type="line" svg:x1="8.399cm" svg:y1="6.653cm" svg:x2="8.4cm" svg:y2="6.279cm" draw:start-shape="id11" draw:end-shape="id10" draw:end-glue-point="2" svg:d="M8399 6653l1-374" svg:viewBox="0 0 2 375">
            <text:p/>
          </draw:connector>
          <draw:frame draw:style-name="gr23" draw:text-style-name="P13" xml:id="id12" draw:id="id12" draw:layer="layout" svg:width="0.523cm" svg:height="0.276cm" svg:x="7.433cm" svg:y="2.764cm">
            <draw:text-box>
              <text:p text:style-name="P3"><text:span text:style-name="T8">APC</text:span></text:p>
            </draw:text-box>
          </draw:frame>
          <draw:connector draw:style-name="gr24" draw:text-style-name="P6" draw:layer="layout" draw:type="line" svg:x1="7.694cm" svg:y1="3.04cm" svg:x2="7.688cm" svg:y2="3.684cm" draw:start-shape="id12" draw:start-glue-point="2" svg:d="M7694 3040l-6 644" svg:viewBox="0 0 7 645">
            <text:p/>
          </draw:connector>
          <draw:frame draw:style-name="gr25" draw:text-style-name="P10" xml:id="id13" draw:id="id13" draw:layer="layout" svg:width="0.561cm" svg:height="0.276cm" svg:x="9.054cm" svg:y="2.764cm">
            <draw:text-box>
              <text:p text:style-name="P3"><text:span text:style-name="T5"><text:s/></text:span><text:span text:style-name="T5">6PG</text:span></text:p>
            </draw:text-box>
          </draw:frame>
          <draw:connector draw:style-name="gr26" draw:text-style-name="P12" draw:layer="layout" draw:type="line" svg:x1="8.646cm" svg:y1="2.902cm" svg:x2="9.054cm" svg:y2="2.902cm" draw:start-shape="id6" draw:start-glue-point="1" draw:end-shape="id13" draw:end-glue-point="3" svg:d="M8646 2902h408" svg:viewBox="0 0 409 1">
            <text:p/>
          </draw:connector>
          <draw:frame draw:style-name="gr27" draw:text-style-name="P10" xml:id="id14" draw:id="id14" draw:layer="layout" svg:width="0.48cm" svg:height="0.376cm" svg:x="9.094cm" svg:y="3.353cm">
            <draw:text-box>
              <text:p text:style-name="P3"><text:span text:style-name="T5">R5P</text:span></text:p>
            </draw:text-box>
          </draw:frame>
          <draw:connector draw:style-name="gr28" draw:text-style-name="P14" draw:layer="layout" draw:type="lines" draw:line-skew="1.745cm 0.105cm" svg:x1="9.334cm" svg:y1="3.729cm" svg:x2="8.729cm" svg:y2="6.091cm" draw:start-shape="id14" draw:start-glue-point="2" draw:end-shape="id10" draw:end-glue-point="1" svg:d="M9334 3729v2245 117h-605" svg:viewBox="0 0 606 2363">
            <text:p/>
          </draw:connector>
          <draw:connector draw:style-name="gr29" draw:text-style-name="P12" draw:layer="layout" draw:type="line" svg:x1="9.334cm" svg:y1="3.04cm" svg:x2="9.334cm" svg:y2="3.353cm" draw:start-shape="id13" draw:start-glue-point="2" draw:end-shape="id14" svg:d="M9334 3040v313" svg:viewBox="0 0 1 314">
            <text:p/>
          </draw:connector>
          <draw:connector draw:style-name="gr28" draw:text-style-name="P14" draw:layer="layout" draw:type="lines" draw:line-skew="-0.291cm 0.209cm" svg:x1="9.334cm" svg:y1="3.729cm" svg:x2="8.625cm" svg:y2="4.035cm" draw:start-shape="id14" draw:start-glue-point="2" draw:end-shape="id7" draw:end-glue-point="1" svg:d="M9334 3729v209 97h-709" svg:viewBox="0 0 710 307">
            <text:p/>
          </draw:connector>
          <draw:frame draw:style-name="gr30" draw:text-style-name="P15" draw:layer="layout" svg:width="1.107cm" svg:height="0.276cm" svg:x="6.815cm" svg:y="2.203cm">
            <draw:text-box>
              <text:p><text:span text:style-name="T9">Glycolysis</text:span></text:p>
            </draw:text-box>
          </draw:frame>
          <draw:frame draw:style-name="gr31" draw:text-style-name="P16" draw:layer="layout" svg:width="0.849cm" svg:height="0.276cm" svg:x="8.931cm" svg:y="2.203cm">
            <draw:text-box>
              <text:p><text:span text:style-name="T10">PPP/ox</text:span></text:p>
            </draw:text-box>
          </draw:frame>
          <draw:frame draw:style-name="gr32" draw:text-style-name="P9" xml:id="id1" draw:id="id1" draw:layer="layout" svg:width="0.832cm" svg:height="0.276cm" svg:x="9.915cm" svg:y="3.524cm">
            <draw:text-box>
              <text:p text:style-name="P3"><text:span text:style-name="T4">NADP</text:span><text:span text:style-name="T11">+</text:span></text:p>
            </draw:text-box>
          </draw:frame>
          <draw:frame draw:style-name="gr33" draw:text-style-name="P17" xml:id="id2" draw:id="id2" draw:layer="layout" svg:width="0.878cm" svg:height="0.276cm" svg:x="9.909cm" svg:y="2.548cm">
            <draw:text-box>
              <text:p text:style-name="P3"><text:span text:style-name="T12">NADPH</text:span></text:p>
            </draw:text-box>
          </draw:frame>
          <draw:connector draw:style-name="gr34" draw:text-style-name="P18" draw:layer="layout" svg:x1="7.958cm" svg:y1="5.441cm" svg:x2="7.472cm" svg:y2="5.584cm" draw:start-shape="id8" draw:start-glue-point="3" draw:end-shape="id15" draw:end-glue-point="0" svg:d="M7958 5441h-486v143" svg:viewBox="0 0 487 144">
            <text:p/>
          </draw:connector>
          <draw:connector draw:style-name="gr35" draw:text-style-name="P18" draw:layer="layout" svg:x1="8.071cm" svg:y1="6.091cm" svg:x2="7.472cm" svg:y2="5.96cm" draw:start-shape="id10" draw:start-glue-point="3" draw:end-shape="id15" draw:end-glue-point="2" svg:d="M8071 6091h-599v-131" svg:viewBox="0 0 600 132">
            <text:p/>
          </draw:connector>
          <draw:frame draw:style-name="gr36" draw:text-style-name="P4" xml:id="id15" draw:id="id15" draw:layer="layout" svg:width="0.688cm" svg:height="0.376cm" svg:x="7.128cm" svg:y="5.584cm">
            <draw:text-box>
              <text:p text:style-name="P3"><text:span text:style-name="T1">D</text:span><text:span text:style-name="T1">H</text:span><text:span text:style-name="T1">A</text:span><text:span text:style-name="T1">P</text:span></text:p>
            </draw:text-box>
          </draw:frame>
          <draw:frame draw:style-name="gr10" draw:text-style-name="P4" xml:id="id16" draw:id="id16" draw:layer="layout" svg:width="0.493cm" svg:height="0.376cm" svg:x="6.758cm" svg:y="6.35cm">
            <draw:text-box>
              <text:p text:style-name="P3"><text:span text:style-name="T1">G3P</text:span></text:p>
            </draw:text-box>
          </draw:frame>
          <draw:connector draw:style-name="gr37" draw:text-style-name="P18" draw:layer="layout" svg:x1="7.128cm" svg:y1="5.772cm" svg:x2="7.004cm" svg:y2="6.35cm" draw:start-shape="id15" draw:start-glue-point="3" draw:end-shape="id16" draw:end-glue-point="0" svg:d="M7128 5772h-124v578" svg:viewBox="0 0 125 579">
            <text:p/>
          </draw:connector>
          <draw:frame draw:style-name="gr10" draw:text-style-name="P4" xml:id="id17" draw:id="id17" draw:layer="layout" svg:width="0.493cm" svg:height="0.376cm" svg:x="9.055cm" svg:y="6.35cm">
            <draw:text-box>
              <text:p text:style-name="P3"><text:span text:style-name="T1">G3P</text:span></text:p>
            </draw:text-box>
          </draw:frame>
          <draw:frame draw:style-name="gr36" draw:text-style-name="P4" xml:id="id18" draw:id="id18" draw:layer="layout" svg:width="0.688cm" svg:height="0.376cm" svg:x="8.957cm" svg:y="6.809cm">
            <draw:text-box>
              <text:p text:style-name="P3"><text:span text:style-name="T1">DHAP</text:span></text:p>
            </draw:text-box>
          </draw:frame>
          <draw:frame draw:style-name="gr10" draw:text-style-name="P4" draw:layer="layout" svg:width="0.493cm" svg:height="0.376cm" svg:x="10.015cm" svg:y="5.924cm">
            <draw:text-box>
              <text:p text:style-name="P3"><text:span text:style-name="T1">ETC</text:span></text:p>
            </draw:text-box>
          </draw:frame>
          <draw:g>
            <draw:custom-shape draw:style-name="gr38" draw:text-style-name="P7" draw:layer="layout" svg:width="0.987cm" svg:height="0.828cm" svg:x="9.768cm" svg:y="6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9" draw:text-style-name="P4" draw:layer="layout" svg:width="0.506cm" svg:height="0.376cm" svg:x="10.008cm" svg:y="6.35cm">
              <draw:text-box>
                <text:p text:style-name="P3"><text:span text:style-name="T1">CoQ</text:span></text:p>
              </draw:text-box>
            </draw:frame>
            <draw:frame draw:style-name="gr40" draw:text-style-name="P4" draw:layer="layout" svg:width="0.764cm" svg:height="0.435cm" svg:x="9.979cm" svg:y="6.78cm">
              <draw:text-box>
                <text:p text:style-name="P3"><text:span text:style-name="T1">CoQ</text:span><text:span text:style-name="T1">H</text:span><text:span text:style-name="T13">2</text:span></text:p>
              </draw:text-box>
            </draw:frame>
          </draw:g>
          <draw:connector draw:style-name="gr41" draw:text-style-name="P2" draw:layer="layout" draw:type="curve" draw:line-skew="0.355cm" svg:x1="10.008cm" svg:y1="6.538cm" svg:x2="9.979cm" svg:y2="6.997cm" svg:d="M10008 6538c-261 0-246 459-29 459" svg:viewBox="0 0 195 460">
            <text:p/>
          </draw:connector>
          <draw:connector draw:style-name="gr42" draw:text-style-name="P2" draw:layer="layout" draw:type="curve" draw:line-skew="-0.415cm" svg:x1="9.548cm" svg:y1="6.538cm" svg:x2="9.645cm" svg:y2="6.997cm" draw:start-shape="id17" draw:start-glue-point="1" draw:end-shape="id18" draw:end-glue-point="1" svg:d="M9548 6538c283 0 235 459 97 459" svg:viewBox="0 0 208 460">
            <text:p/>
          </draw:connector>
        </draw:g>
        <draw:frame draw:style-name="gr43" draw:text-style-name="P19" draw:layer="layout" svg:width="0.159cm" svg:height="0.319cm" svg:x="1.329cm" svg:y="1.526cm">
          <draw:text-box>
            <text:p text:style-name="P3"><text:span text:style-name="T14">a</text:span></text:p>
          </draw:text-box>
        </draw:frame>
        <draw:frame draw:style-name="gr44" draw:text-style-name="P19" draw:layer="layout" svg:width="0.176cm" svg:height="0.319cm" svg:x="6.186cm" svg:y="1.526cm">
          <draw:text-box>
            <text:p text:style-name="P3"><text:span text:style-name="T14">b</text:span></text:p>
          </draw:text-box>
        </draw:frame>
        <draw:frame draw:style-name="gr44" draw:text-style-name="P19" draw:layer="layout" svg:width="0.176cm" svg:height="0.319cm" svg:x="1.321cm" svg:y="11.526cm">
          <draw:text-box>
            <text:p text:style-name="P3"><text:span text:style-name="T14">d</text:span></text:p>
          </draw:text-box>
        </draw:frame>
        <draw:frame draw:style-name="gr44" draw:text-style-name="P19" draw:layer="layout" svg:width="0.176cm" svg:height="0.319cm" svg:x="6.186cm" svg:y="11.527cm">
          <draw:text-box>
            <text:p text:style-name="P3"><text:span text:style-name="T14">e</text:span></text:p>
          </draw:text-box>
        </draw:frame>
        <draw:g>
          <draw:connector draw:style-name="gr45" draw:text-style-name="P2" draw:layer="layout" draw:type="curve" draw:line-skew="0.301cm" svg:x1="5.001cm" svg:y1="3.684cm" svg:x2="5.007cm" svg:y2="2.708cm" draw:start-shape="id19" draw:start-glue-point="3" draw:end-shape="id20" draw:end-glue-point="3" svg:d="M5001 3684c-309 0-312-976 6-976" svg:viewBox="0 0 239 977">
            <text:p/>
          </draw:connector>
          <draw:frame draw:style-name="gr3" draw:text-style-name="P4" xml:id="id23" draw:id="id23" draw:layer="layout" svg:width="0.899cm" svg:height="0.276cm" svg:x="3.042cm" svg:y="1.875cm">
            <draw:text-box>
              <text:p text:style-name="P3"><text:span text:style-name="T1">Gluc</text:span><text:span text:style-name="T1">ose</text:span></text:p>
            </draw:text-box>
          </draw:frame>
          <draw:frame draw:style-name="gr46" draw:text-style-name="P20" xml:id="id21" draw:id="id21" draw:layer="layout" svg:width="0.692cm" svg:height="0.551cm" svg:x="1.717cm" svg:y="7.045cm">
            <draw:text-box>
              <text:p text:style-name="P3"><text:span text:style-name="T15">ADP</text:span></text:p>
              <text:p text:style-name="P3"><text:span text:style-name="T15">AMP</text:span></text:p>
            </draw:text-box>
          </draw:frame>
          <draw:connector draw:style-name="gr47" draw:text-style-name="P6" draw:layer="layout" draw:type="line" svg:x1="2.409cm" svg:y1="7.32cm" svg:x2="3.047cm" svg:y2="7.32cm" draw:start-shape="id21" draw:start-glue-point="1" svg:d="M2409 7320h638" svg:viewBox="0 0 639 1">
            <text:p/>
          </draw:connector>
          <draw:connector draw:style-name="gr48" draw:text-style-name="P6" draw:layer="layout" draw:type="line" svg:x1="2.359cm" svg:y1="4.66cm" svg:x2="3.185cm" svg:y2="4.659cm" draw:start-shape="id22" draw:start-glue-point="1" svg:d="M2359 4660l826-1" svg:viewBox="0 0 827 2">
            <text:p/>
          </draw:connector>
          <draw:frame draw:style-name="gr49" draw:text-style-name="P20" xml:id="id22" draw:id="id22" draw:layer="layout" svg:width="0.591cm" svg:height="0.551cm" svg:x="1.768cm" svg:y="4.385cm">
            <draw:text-box>
              <text:p text:style-name="P3"><text:span text:style-name="T15">A</text:span><text:span text:style-name="T15">D</text:span><text:span text:style-name="T15">P</text:span></text:p>
              <text:p text:style-name="P3"><text:span text:style-name="T15">A</text:span><text:span text:style-name="T15">M</text:span><text:span text:style-name="T15">P</text:span></text:p>
            </draw:text-box>
          </draw:frame>
          <draw:custom-shape draw:style-name="gr50" draw:text-style-name="P7" draw:layer="layout" svg:width="2.31cm" svg:height="5.7cm" svg:x="1.642cm" svg:y="2.5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1" draw:layer="layout" svg:width="0.687cm" svg:height="1.265cm" svg:x="4.075cm" svg:y="2.5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xml:id="id24" draw:id="id24" draw:layer="layout" svg:width="0.493cm" svg:height="0.376cm" svg:x="3.245cm" svg:y="2.736cm">
            <draw:text-box>
              <text:p text:style-name="P3"><text:span text:style-name="T1">G6P</text:span></text:p>
            </draw:text-box>
          </draw:frame>
          <draw:frame draw:style-name="gr11" draw:text-style-name="P4" xml:id="id25" draw:id="id25" draw:layer="layout" svg:width="0.451cm" svg:height="0.376cm" svg:x="3.266cm" svg:y="3.869cm">
            <draw:text-box>
              <text:p text:style-name="P3"><text:span text:style-name="T1">F6P</text:span></text:p>
            </draw:text-box>
          </draw:frame>
          <draw:frame draw:style-name="gr12" draw:text-style-name="P4" xml:id="id28" draw:id="id28" draw:layer="layout" svg:width="0.658cm" svg:height="0.376cm" svg:x="3.163cm" svg:y="5.925cm">
            <draw:text-box>
              <text:p text:style-name="P3"><text:span text:style-name="T1">GA3P</text:span></text:p>
            </draw:text-box>
          </draw:frame>
          <draw:frame draw:style-name="gr13" draw:text-style-name="P4" xml:id="id29" draw:id="id29" draw:layer="layout" svg:width="0.497cm" svg:height="0.276cm" svg:x="3.243cm" svg:y="6.675cm">
            <draw:text-box>
              <text:p text:style-name="P3"><text:span text:style-name="T1">PEP</text:span></text:p>
            </draw:text-box>
          </draw:frame>
          <draw:frame draw:style-name="gr52" draw:text-style-name="P13" xml:id="id27" draw:id="id27" draw:layer="layout" svg:width="1.035cm" svg:height="0.276cm" svg:x="2.974cm" svg:y="7.787cm">
            <draw:text-box>
              <text:p text:style-name="P3"><text:span text:style-name="T8">Pyruvate</text:span></text:p>
            </draw:text-box>
          </draw:frame>
          <draw:connector draw:style-name="gr15" draw:text-style-name="P8" draw:layer="layout" draw:type="line" svg:x1="3.491cm" svg:y1="2.151cm" svg:x2="3.491cm" svg:y2="2.736cm" draw:start-shape="id23" draw:start-glue-point="2" draw:end-shape="id24" draw:end-glue-point="0" svg:d="M3491 2151v585" svg:viewBox="0 0 1 586">
            <text:p><text:span text:style-name="T3">HK1</text:span></text:p>
          </draw:connector>
          <draw:frame draw:style-name="gr16" draw:text-style-name="P9" draw:layer="layout" svg:width="0.641cm" svg:height="0.551cm" svg:x="1.743cm" svg:y="3.782cm">
            <draw:text-box>
              <text:p text:style-name="P3"><text:span text:style-name="T4">F2,6</text:span></text:p>
              <text:p text:style-name="P3"><text:span text:style-name="T4">BP </text:span></text:p>
            </draw:text-box>
          </draw:frame>
          <draw:frame draw:style-name="gr17" draw:text-style-name="P10" xml:id="id26" draw:id="id26" draw:layer="layout" svg:width="0.883cm" svg:height="0.376cm" svg:x="3.05cm" svg:y="5.275cm">
            <draw:text-box>
              <text:p text:style-name="P3"><text:span text:style-name="T5">F1,6BP </text:span></text:p>
            </draw:text-box>
          </draw:frame>
          <draw:connector draw:style-name="gr15" draw:text-style-name="P8" draw:layer="layout" draw:type="line" svg:x1="3.491cm" svg:y1="4.245cm" svg:x2="3.491cm" svg:y2="5.275cm" draw:start-shape="id25" draw:start-glue-point="2" draw:end-shape="id26" draw:end-glue-point="0" svg:d="M3491 4245v1030" svg:viewBox="0 0 1 1031">
            <text:p><text:span text:style-name="T3">PFK</text:span></text:p>
            <text:p><text:span text:style-name="T6"/></text:p>
          </draw:connector>
          <draw:connector draw:style-name="gr15" draw:text-style-name="P8" draw:layer="layout" draw:type="line" svg:x1="3.491cm" svg:y1="6.951cm" svg:x2="3.491cm" svg:y2="7.787cm" draw:end-shape="id27" draw:end-glue-point="0" svg:d="M3491 6951v836" svg:viewBox="0 0 1 837">
            <text:p><text:span text:style-name="T3">PKM1</text:span></text:p>
          </draw:connector>
          <draw:connector draw:style-name="gr53" draw:text-style-name="P6" draw:layer="layout" draw:type="line" svg:x1="3.491cm" svg:y1="3.112cm" svg:x2="3.491cm" svg:y2="3.869cm" draw:start-shape="id24" draw:start-glue-point="2" draw:end-shape="id25" svg:d="M3491 3112v757" svg:viewBox="0 0 1 758">
            <text:p/>
          </draw:connector>
          <draw:connector draw:style-name="gr20" draw:text-style-name="P11" draw:layer="layout" draw:type="line" svg:x1="3.266cm" svg:y1="4.057cm" svg:x2="2.296cm" svg:y2="4.064cm" draw:start-shape="id25" draw:start-glue-point="3" svg:d="M3266 4057l-970 7" svg:viewBox="0 0 971 8">
            <text:p><text:span text:style-name="T7">PFK</text:span></text:p>
            <text:p><text:span text:style-name="T7">FB3</text:span></text:p>
          </draw:connector>
          <draw:connector draw:style-name="gr54" draw:text-style-name="P12" draw:layer="layout" draw:type="line" svg:x1="3.491cm" svg:y1="5.651cm" svg:x2="3.492cm" svg:y2="5.925cm" draw:start-shape="id26" draw:start-glue-point="2" draw:end-shape="id28" draw:end-glue-point="0" svg:d="M3491 5651l1 274" svg:viewBox="0 0 2 275">
            <text:p/>
          </draw:connector>
          <draw:connector draw:style-name="gr55" draw:text-style-name="P6" draw:layer="layout" draw:type="line" svg:x1="3.491cm" svg:y1="6.675cm" svg:x2="3.492cm" svg:y2="6.301cm" draw:start-shape="id29" draw:end-shape="id28" draw:end-glue-point="2" svg:d="M3491 6675l1-374" svg:viewBox="0 0 2 375">
            <text:p/>
          </draw:connector>
          <draw:frame draw:style-name="gr23" draw:text-style-name="P13" xml:id="id30" draw:id="id30" draw:layer="layout" svg:width="0.523cm" svg:height="0.276cm" svg:x="2.525cm" svg:y="2.786cm">
            <draw:text-box>
              <text:p text:style-name="P3"><text:span text:style-name="T8">APC</text:span></text:p>
            </draw:text-box>
          </draw:frame>
          <draw:connector draw:style-name="gr24" draw:text-style-name="P6" draw:layer="layout" draw:type="line" svg:x1="2.786cm" svg:y1="3.062cm" svg:x2="2.78cm" svg:y2="3.706cm" draw:start-shape="id30" draw:start-glue-point="2" svg:d="M2786 3062l-6 644" svg:viewBox="0 0 7 645">
            <text:p/>
          </draw:connector>
          <draw:frame draw:style-name="gr25" draw:text-style-name="P22" xml:id="id31" draw:id="id31" draw:layer="layout" svg:width="0.561cm" svg:height="0.276cm" svg:x="4.146cm" svg:y="2.786cm">
            <draw:text-box>
              <text:p text:style-name="P3"><text:span text:style-name="T16"><text:s/></text:span><text:span text:style-name="T16">6PG</text:span></text:p>
            </draw:text-box>
          </draw:frame>
          <draw:connector draw:style-name="gr56" draw:text-style-name="P12" draw:layer="layout" draw:type="line" svg:x1="3.738cm" svg:y1="2.924cm" svg:x2="4.146cm" svg:y2="2.924cm" draw:start-shape="id24" draw:start-glue-point="1" draw:end-shape="id31" draw:end-glue-point="3" svg:d="M3738 2924h408" svg:viewBox="0 0 409 1">
            <text:p/>
          </draw:connector>
          <draw:frame draw:style-name="gr27" draw:text-style-name="P22" xml:id="id32" draw:id="id32" draw:layer="layout" svg:width="0.48cm" svg:height="0.376cm" svg:x="4.186cm" svg:y="3.375cm">
            <draw:text-box>
              <text:p text:style-name="P3"><text:span text:style-name="T16">R5P</text:span></text:p>
            </draw:text-box>
          </draw:frame>
          <draw:connector draw:style-name="gr57" draw:text-style-name="P14" draw:layer="layout" draw:type="lines" draw:line-skew="1.745cm 0.105cm" svg:x1="4.426cm" svg:y1="3.751cm" svg:x2="3.821cm" svg:y2="6.113cm" draw:start-shape="id32" draw:start-glue-point="2" draw:end-shape="id28" draw:end-glue-point="1" svg:d="M4426 3751v2245 117h-605" svg:viewBox="0 0 606 2363">
            <text:p/>
          </draw:connector>
          <draw:connector draw:style-name="gr58" draw:text-style-name="P12" draw:layer="layout" draw:type="line" svg:x1="4.426cm" svg:y1="3.062cm" svg:x2="4.426cm" svg:y2="3.375cm" draw:start-shape="id31" draw:start-glue-point="2" draw:end-shape="id32" svg:d="M4426 3062v313" svg:viewBox="0 0 1 314">
            <text:p/>
          </draw:connector>
          <draw:connector draw:style-name="gr57" draw:text-style-name="P14" draw:layer="layout" draw:type="lines" draw:line-skew="-0.291cm 0.209cm" svg:x1="4.426cm" svg:y1="3.751cm" svg:x2="3.717cm" svg:y2="4.057cm" draw:start-shape="id32" draw:start-glue-point="2" draw:end-shape="id25" draw:end-glue-point="1" svg:d="M4426 3751v209 97h-709" svg:viewBox="0 0 710 307">
            <text:p/>
          </draw:connector>
          <draw:frame draw:style-name="gr59" draw:text-style-name="P23" draw:layer="layout" svg:width="1.221cm" svg:height="0.276cm" svg:x="1.85cm" svg:y="2.225cm">
            <draw:text-box>
              <text:p><text:span text:style-name="T17">Glycolysis</text:span></text:p>
            </draw:text-box>
          </draw:frame>
          <draw:frame draw:style-name="gr60" draw:text-style-name="P15" draw:layer="layout" svg:width="0.823cm" svg:height="0.276cm" svg:x="4.036cm" svg:y="2.225cm">
            <draw:text-box>
              <text:p><text:span text:style-name="T9">PPP/ox</text:span></text:p>
            </draw:text-box>
          </draw:frame>
          <draw:frame draw:style-name="gr61" draw:text-style-name="P17" xml:id="id19" draw:id="id19" draw:layer="layout" svg:width="0.845cm" svg:height="0.276cm" svg:x="5.001cm" svg:y="3.546cm">
            <draw:text-box>
              <text:p text:style-name="P3"><text:span text:style-name="T12">NADP</text:span><text:span text:style-name="T18">+</text:span></text:p>
            </draw:text-box>
          </draw:frame>
          <draw:frame draw:style-name="gr62" draw:text-style-name="P22" xml:id="id20" draw:id="id20" draw:layer="layout" svg:width="0.866cm" svg:height="0.276cm" svg:x="5.007cm" svg:y="2.57cm">
            <draw:text-box>
              <text:p text:style-name="P3"><text:span text:style-name="T16">NAD</text:span><text:span text:style-name="T16">PH</text:span></text:p>
            </draw:text-box>
          </draw:frame>
          <draw:connector draw:style-name="gr34" draw:text-style-name="P18" draw:layer="layout" svg:x1="3.05cm" svg:y1="5.463cm" svg:x2="2.671cm" svg:y2="5.589cm" draw:start-shape="id26" draw:start-glue-point="3" draw:end-shape="id33" draw:end-glue-point="0" svg:d="M3050 5463h-379v126" svg:viewBox="0 0 380 127">
            <text:p/>
          </draw:connector>
          <draw:connector draw:style-name="gr34" draw:text-style-name="P18" draw:layer="layout" svg:x1="3.163cm" svg:y1="6.113cm" svg:x2="2.671cm" svg:y2="5.965cm" draw:start-shape="id28" draw:start-glue-point="3" draw:end-shape="id33" draw:end-glue-point="2" svg:d="M3163 6113h-492v-148" svg:viewBox="0 0 493 149">
            <text:p/>
          </draw:connector>
          <draw:frame draw:style-name="gr17" draw:text-style-name="P10" xml:id="id33" draw:id="id33" draw:layer="layout" svg:width="0.883cm" svg:height="0.376cm" svg:x="2.23cm" svg:y="5.589cm">
            <draw:text-box>
              <text:p text:style-name="P3"><text:span text:style-name="T5">DHAP</text:span></text:p>
            </draw:text-box>
          </draw:frame>
        </draw:g>
        <draw:g>
          <draw:g>
            <draw:frame draw:style-name="gr62" draw:text-style-name="P25" xml:id="id34" draw:id="id34" draw:layer="layout" svg:width="0.866cm" svg:height="0.276cm" svg:x="6.581cm" svg:y="13.289cm">
              <draw:text-box>
                <text:p text:style-name="P24"><text:span text:style-name="T1">NADPH</text:span></text:p>
              </draw:text-box>
            </draw:frame>
            <draw:frame draw:style-name="gr32" draw:text-style-name="P26" xml:id="id35" draw:id="id35" draw:layer="layout" svg:width="0.832cm" svg:height="0.276cm" svg:x="6.633cm" svg:y="13.937cm">
              <draw:text-box>
                <text:p text:style-name="P24"><text:span text:style-name="T16">NADP</text:span><text:span text:style-name="T19">+</text:span></text:p>
              </draw:text-box>
            </draw:frame>
            <draw:connector draw:style-name="gr41" draw:text-style-name="P27" draw:layer="layout" draw:type="curve" draw:line-skew="-0.254cm" svg:x1="7.447cm" svg:y1="13.427cm" svg:x2="7.465cm" svg:y2="14.075cm" draw:start-shape="id34" draw:start-glue-point="1" draw:end-shape="id35" svg:d="M7447 13427c396 0 387 648 18 648" svg:viewBox="0 0 297 649">
              <text:p/>
            </draw:connector>
            <draw:frame draw:style-name="gr63" draw:text-style-name="P4" xml:id="id37" draw:id="id37" draw:layer="layout" svg:width="1.471cm" svg:height="0.335cm" svg:x="8.099cm" svg:y="13.268cm">
              <draw:text-box>
                <text:p text:style-name="P3"><text:span text:style-name="T1">GSH, TXN</text:span><text:span text:style-name="T13">RED</text:span></text:p>
              </draw:text-box>
            </draw:frame>
            <draw:frame draw:style-name="gr64" draw:text-style-name="P22" xml:id="id36" draw:id="id36" draw:layer="layout" svg:width="1.534cm" svg:height="0.335cm" svg:x="8.068cm" svg:y="13.916cm">
              <draw:text-box>
                <text:p text:style-name="P3"><text:span text:style-name="T16">GSSH, TXN</text:span><text:span text:style-name="T20">OX</text:span></text:p>
              </draw:text-box>
            </draw:frame>
            <draw:frame draw:style-name="gr65" draw:text-style-name="P29" xml:id="id39" draw:id="id39" draw:layer="layout" svg:width="0.451cm" svg:height="0.335cm" svg:x="10.174cm" svg:y="13.268cm">
              <draw:text-box>
                <text:p text:style-name="P28"><text:span text:style-name="T1">H</text:span><text:span text:style-name="T13">2</text:span><text:span text:style-name="T21">O</text:span></text:p>
              </draw:text-box>
            </draw:frame>
            <draw:frame draw:style-name="gr66" draw:text-style-name="P30" xml:id="id38" draw:id="id38" draw:layer="layout" svg:width="0.531cm" svg:height="0.335cm" svg:x="10.163cm" svg:y="13.916cm">
              <draw:text-box>
                <text:p text:style-name="P28"><text:span text:style-name="T16">H</text:span><text:span text:style-name="T20">2</text:span><text:span text:style-name="T19">O</text:span><text:span text:style-name="T20">2</text:span></text:p>
              </draw:text-box>
            </draw:frame>
            <draw:connector draw:style-name="gr67" draw:text-style-name="P31" draw:layer="layout" draw:type="curve" draw:line-skew="0.253cm" svg:x1="8.068cm" svg:y1="14.083cm" svg:x2="8.099cm" svg:y2="13.435cm" draw:start-shape="id36" draw:start-glue-point="3" draw:end-shape="id37" draw:end-glue-point="3" svg:d="M8068 14083c-381 0-396-648 31-648" svg:viewBox="0 0 320 649">
              <text:p><text:span text:style-name="T22"><text:s text:c="16"/></text:span></text:p>
            </draw:connector>
            <draw:connector draw:style-name="gr41" draw:text-style-name="P27" draw:layer="layout" draw:type="curve" draw:line-skew="-0.312cm" svg:x1="9.57cm" svg:y1="13.435cm" svg:x2="9.602cm" svg:y2="14.083cm" draw:start-shape="id37" draw:start-glue-point="1" draw:end-shape="id36" draw:end-glue-point="1" svg:d="M9570 13435c330 0 314 648 32 648" svg:viewBox="0 0 247 649">
              <text:p/>
            </draw:connector>
            <draw:connector draw:style-name="gr41" draw:text-style-name="P27" draw:layer="layout" draw:type="curve" draw:line-skew="0.224cm" svg:x1="10.163cm" svg:y1="14.083cm" svg:x2="10.174cm" svg:y2="13.435cm" draw:start-shape="id38" draw:start-glue-point="3" draw:end-shape="id39" draw:end-glue-point="3" svg:d="M10163 14083c-414 0-419-648 11-648" svg:viewBox="0 0 323 649">
              <text:p/>
            </draw:connector>
          </draw:g>
          <draw:custom-shape draw:style-name="gr68" draw:text-style-name="P32" draw:layer="layout" svg:width="0.501cm" svg:height="0.501cm" svg:x="6.857cm" svg:y="12.21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69" draw:text-style-name="P33" draw:layer="layout" svg:width="3.05cm" svg:height="0.919cm" svg:x="7.307cm" svg:y="12.101cm">
            <draw:text-box>
              <text:p text:style-name="P3"><text:span text:style-name="T23">e-</text:span><text:span text:style-name="T24"> <text:s/></text:span><text:span text:style-name="T25">+ O</text:span><text:span text:style-name="T26">2 <text:s text:c="11"/></text:span><text:span text:style-name="T25"><text:s text:c="9"/>O</text:span><text:span text:style-name="T26">2</text:span><text:span text:style-name="T27">_</text:span></text:p>
              <text:p text:style-name="P3"><text:span text:style-name="T25"><text:s text:c="6"/></text:span><text:span text:style-name="T25">O</text:span><text:span text:style-name="T26">2</text:span><text:span text:style-name="T27">_ <text:s text:c="32"/></text:span><text:span text:style-name="T25">H</text:span><text:span text:style-name="T26">2</text:span><text:span text:style-name="T25">O</text:span><text:span text:style-name="T26">2</text:span></text:p>
            </draw:text-box>
          </draw:frame>
          <draw:line draw:style-name="gr70" draw:text-style-name="P18" draw:layer="layout" svg:x1="8.605cm" svg:y1="12.39cm" svg:x2="9.494cm" svg:y2="12.39cm">
            <text:p/>
          </draw:line>
          <draw:line draw:style-name="gr71" draw:text-style-name="P34" draw:layer="layout" svg:x1="8.457cm" svg:y1="12.7cm" svg:x2="9.497cm" svg:y2="12.7cm">
            <text:p><text:span text:style-name="T28">SOD2</text:span></text:p>
          </draw:line>
          <draw:custom-shape draw:style-name="gr72" draw:text-style-name="P35" draw:layer="layout" svg:width="4.3cm" svg:height="2.394cm" svg:x="6.487cm" svg:y="12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3" draw:text-style-name="P36" draw:layer="layout" svg:width="0.501cm" svg:height="0.501cm" svg:x="2.2cm" svg:y="12.21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frame draw:style-name="gr69" draw:text-style-name="P33" draw:layer="layout" svg:width="3.05cm" svg:height="0.919cm" svg:x="2.75cm" svg:y="12.102cm">
            <draw:text-box>
              <text:p text:style-name="P3"><text:span text:style-name="T23">e-</text:span><text:span text:style-name="T24"> <text:s/></text:span><text:span text:style-name="T25">+ O</text:span><text:span text:style-name="T26">2 <text:s text:c="11"/></text:span><text:span text:style-name="T25"><text:s text:c="9"/>O</text:span><text:span text:style-name="T26">2</text:span><text:span text:style-name="T27">_</text:span></text:p>
              <text:p text:style-name="P3"><text:span text:style-name="T25"><text:s text:c="6"/></text:span><text:span text:style-name="T25">O</text:span><text:span text:style-name="T26">2</text:span><text:span text:style-name="T27">_ <text:s text:c="32"/></text:span><text:span text:style-name="T25">H</text:span><text:span text:style-name="T26">2</text:span><text:span text:style-name="T25">O</text:span><text:span text:style-name="T26">2</text:span></text:p>
            </draw:text-box>
          </draw:frame>
          <draw:line draw:style-name="gr70" draw:text-style-name="P18" draw:layer="layout" svg:x1="4.044cm" svg:y1="12.402cm" svg:x2="4.933cm" svg:y2="12.402cm">
            <text:p/>
          </draw:line>
          <draw:line draw:style-name="gr71" draw:text-style-name="P34" draw:layer="layout" svg:x1="3.896cm" svg:y1="12.712cm" svg:x2="4.936cm" svg:y2="12.712cm">
            <text:p><text:span text:style-name="T28">SOD2</text:span></text:p>
          </draw:line>
          <draw:g>
            <draw:frame draw:style-name="gr62" draw:text-style-name="P26" xml:id="id40" draw:id="id40" draw:layer="layout" svg:width="0.866cm" svg:height="0.276cm" svg:x="1.736cm" svg:y="13.29cm">
              <draw:text-box>
                <text:p text:style-name="P24"><text:span text:style-name="T16">NADPH</text:span></text:p>
              </draw:text-box>
            </draw:frame>
            <draw:frame draw:style-name="gr32" draw:text-style-name="P37" xml:id="id41" draw:id="id41" draw:layer="layout" svg:width="0.832cm" svg:height="0.276cm" svg:x="1.788cm" svg:y="13.938cm">
              <draw:text-box>
                <text:p text:style-name="P24"><text:span text:style-name="T5">NADP</text:span><text:span text:style-name="T29">+</text:span></text:p>
              </draw:text-box>
            </draw:frame>
            <draw:connector draw:style-name="gr41" draw:text-style-name="P27" draw:layer="layout" draw:type="curve" draw:line-skew="-0.254cm" svg:x1="2.602cm" svg:y1="13.428cm" svg:x2="2.62cm" svg:y2="14.076cm" draw:start-shape="id40" draw:start-glue-point="1" draw:end-shape="id41" svg:d="M2602 13428c396 0 387 648 18 648" svg:viewBox="0 0 297 649">
              <text:p/>
            </draw:connector>
            <draw:frame draw:style-name="gr63" draw:text-style-name="P22" xml:id="id43" draw:id="id43" draw:layer="layout" svg:width="1.471cm" svg:height="0.335cm" svg:x="3.254cm" svg:y="13.269cm">
              <draw:text-box>
                <text:p text:style-name="P3"><text:span text:style-name="T16">GSH, TXN</text:span><text:span text:style-name="T20">RED</text:span></text:p>
              </draw:text-box>
            </draw:frame>
            <draw:frame draw:style-name="gr64" draw:text-style-name="P10" xml:id="id42" draw:id="id42" draw:layer="layout" svg:width="1.534cm" svg:height="0.335cm" svg:x="3.223cm" svg:y="13.917cm">
              <draw:text-box>
                <text:p text:style-name="P3"><text:span text:style-name="T5">GSSH, TXN</text:span><text:span text:style-name="T30">OX</text:span></text:p>
              </draw:text-box>
            </draw:frame>
            <draw:frame draw:style-name="gr65" draw:text-style-name="P30" xml:id="id45" draw:id="id45" draw:layer="layout" svg:width="0.451cm" svg:height="0.335cm" svg:x="5.329cm" svg:y="13.269cm">
              <draw:text-box>
                <text:p text:style-name="P28"><text:span text:style-name="T16">H</text:span><text:span text:style-name="T20">2</text:span><text:span text:style-name="T19">O</text:span></text:p>
              </draw:text-box>
            </draw:frame>
            <draw:frame draw:style-name="gr66" draw:text-style-name="P38" xml:id="id44" draw:id="id44" draw:layer="layout" svg:width="0.531cm" svg:height="0.335cm" svg:x="5.318cm" svg:y="13.917cm">
              <draw:text-box>
                <text:p text:style-name="P28"><text:span text:style-name="T5">H</text:span><text:span text:style-name="T30">2</text:span><text:span text:style-name="T29">O</text:span><text:span text:style-name="T30">2</text:span></text:p>
              </draw:text-box>
            </draw:frame>
            <draw:connector draw:style-name="gr67" draw:text-style-name="P31" draw:layer="layout" draw:type="curve" draw:line-skew="0.253cm" svg:x1="3.223cm" svg:y1="14.084cm" svg:x2="3.254cm" svg:y2="13.436cm" draw:start-shape="id42" draw:start-glue-point="3" draw:end-shape="id43" draw:end-glue-point="3" svg:d="M3223 14084c-381 0-396-648 31-648" svg:viewBox="0 0 320 649">
              <text:p><text:span text:style-name="T22"><text:s text:c="16"/></text:span></text:p>
            </draw:connector>
            <draw:connector draw:style-name="gr41" draw:text-style-name="P27" draw:layer="layout" draw:type="curve" draw:line-skew="-0.312cm" svg:x1="4.725cm" svg:y1="13.436cm" svg:x2="4.757cm" svg:y2="14.084cm" draw:start-shape="id43" draw:start-glue-point="1" draw:end-shape="id42" draw:end-glue-point="1" svg:d="M4725 13436c330 0 314 648 32 648" svg:viewBox="0 0 247 649">
              <text:p/>
            </draw:connector>
            <draw:connector draw:style-name="gr41" draw:text-style-name="P27" draw:layer="layout" draw:type="curve" draw:line-skew="0.224cm" svg:x1="5.318cm" svg:y1="14.084cm" svg:x2="5.329cm" svg:y2="13.436cm" draw:start-shape="id44" draw:start-glue-point="3" draw:end-shape="id45" draw:end-glue-point="3" svg:d="M5318 14084c-414 0-419-648 11-648" svg:viewBox="0 0 323 649">
              <text:p/>
            </draw:connector>
          </draw:g>
          <draw:custom-shape draw:style-name="gr74" draw:text-style-name="P39" draw:layer="layout" svg:width="4.3cm" svg:height="2.394cm" svg:x="1.642cm" svg:y="12.01cm">
            <text:p/>
            <draw:enhanced-geometry svg:viewBox="0 0 21600 21600" draw:type="rectangle" draw:enhanced-path="M 0 0 L 21600 0 21600 21600 0 21600 0 0 Z N"/>
          </draw:custom-shape>
        </draw:g>
        <draw:frame draw:style-name="gr43" draw:text-style-name="P19" draw:layer="layout" svg:width="0.159cm" svg:height="0.319cm" svg:x="1.33cm" svg:y="8.727cm">
          <draw:text-box>
            <text:p text:style-name="P3"><text:span text:style-name="T14">c</text:span></text:p>
          </draw:text-box>
        </draw:frame>
        <draw:g>
          <draw:g>
            <draw:frame draw:style-name="gr75" draw:text-style-name="P4" xml:id="id46" draw:id="id46" draw:layer="layout" svg:width="2.373cm" svg:height="0.376cm" svg:x="3.356cm" svg:y="9.512cm">
              <draw:text-box>
                <text:p text:style-name="P3"><text:span text:style-name="T1">Isocitrate <text:s/>+ NADP+ <text:s/></text:span></text:p>
              </draw:text-box>
            </draw:frame>
            <draw:frame draw:style-name="gr76" draw:text-style-name="P4" xml:id="id48" draw:id="id48" draw:layer="layout" svg:width="1.969cm" svg:height="0.376cm" svg:x="3.356cm" svg:y="10.012cm">
              <draw:text-box>
                <text:p text:style-name="P3"><text:span text:style-name="T1">Malate + NADP+</text:span></text:p>
              </draw:text-box>
            </draw:frame>
            <draw:frame draw:style-name="gr77" draw:text-style-name="P40" xml:id="id50" draw:id="id50" draw:layer="layout" svg:width="2.508cm" svg:height="0.376cm" svg:x="3.356cm" svg:y="10.512cm">
              <draw:text-box>
                <text:p text:style-name="P3"><text:span text:style-name="T31">Glutamate <text:s/>+ NADP+ <text:s text:c="2"/></text:span></text:p>
              </draw:text-box>
            </draw:frame>
            <draw:frame draw:style-name="gr78" draw:text-style-name="P40" xml:id="id49" draw:id="id49" draw:layer="layout" svg:width="2.325cm" svg:height="0.376cm" svg:x="6.766cm" svg:y="10.012cm">
              <draw:text-box>
                <text:p text:style-name="P3"><text:span text:style-name="T31"><text:s text:c="2"/></text:span><text:span text:style-name="T31">Pyruvate <text:s/>+ </text:span><text:span text:style-name="T32">NADPH</text:span></text:p>
              </draw:text-box>
            </draw:frame>
            <draw:frame draw:style-name="gr79" draw:text-style-name="P40" xml:id="id47" draw:id="id47" draw:layer="layout" svg:width="1.911cm" svg:height="0.376cm" svg:x="7.18cm" svg:y="9.512cm">
              <draw:text-box>
                <text:p text:style-name="P3"><text:span text:style-name="T33"><text:s text:c="2"/></text:span><text:span text:style-name="T33">αKG + </text:span><text:span text:style-name="T34">NADPH</text:span></text:p>
              </draw:text-box>
            </draw:frame>
            <draw:frame draw:style-name="gr80" draw:text-style-name="P40" xml:id="id51" draw:id="id51" draw:layer="layout" svg:width="1.86cm" svg:height="0.376cm" svg:x="7.231cm" svg:y="10.512cm">
              <draw:text-box>
                <text:p text:style-name="P3"><text:span text:style-name="T35">α</text:span><text:span text:style-name="T33">KG <text:s/>+ </text:span><text:span text:style-name="T34">NADPH</text:span></text:p>
              </draw:text-box>
            </draw:frame>
            <draw:connector draw:style-name="gr81" draw:text-style-name="P41" draw:layer="layout" draw:type="line" svg:x1="5.729cm" svg:y1="9.7cm" svg:x2="7.18cm" svg:y2="9.7cm" draw:start-shape="id46" draw:start-glue-point="1" draw:end-shape="id47" draw:end-glue-point="3" svg:d="M5729 9700h1451" svg:viewBox="0 0 1452 1">
              <text:p><text:span text:style-name="T28"><text:s/></text:span><text:span text:style-name="T28">IDH1/2 </text:span></text:p>
            </draw:connector>
            <draw:connector draw:style-name="gr81" draw:text-style-name="P41" draw:layer="layout" draw:type="line" svg:x1="5.325cm" svg:y1="10.2cm" svg:x2="6.766cm" svg:y2="10.2cm" draw:start-shape="id48" draw:start-glue-point="1" draw:end-shape="id49" draw:end-glue-point="3" svg:d="M5325 10200h1441" svg:viewBox="0 0 1442 1">
              <text:p><text:span text:style-name="T28"><text:s/></text:span><text:span text:style-name="T28">ME1/2/3 </text:span></text:p>
            </draw:connector>
            <draw:connector draw:style-name="gr81" draw:text-style-name="P41" draw:layer="layout" draw:type="line" svg:x1="5.864cm" svg:y1="10.7cm" svg:x2="7.231cm" svg:y2="10.7cm" draw:start-shape="id50" draw:start-glue-point="1" draw:end-shape="id51" draw:end-glue-point="3" svg:d="M5864 10700h1367" svg:viewBox="0 0 1368 1">
              <text:p><text:span text:style-name="T28"><text:s/></text:span><text:span text:style-name="T28">GDH1/2 </text:span></text:p>
            </draw:connector>
          </draw:g>
          <draw:custom-shape draw:style-name="gr82" draw:text-style-name="P39" draw:layer="layout" svg:width="6.3cm" svg:height="1.8cm" svg:x="3.055cm" svg:y="9.3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83" draw:text-style-name="P42" draw:layer="layout" svg:width="7.1cm" svg:height="9.4cm" svg:x="1.9cm" svg:y="1.7cm">
          <draw:glue-point draw:id="4" svg:x="3.242cm" svg:y="3.23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3" draw:layer="layout" svg:width="7.1cm" svg:height="7.2cm" svg:x="1.9cm" svg:y="3.9cm">
          <draw:glue-point draw:id="4" svg:x="3.242cm" svg:y="3.23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44" draw:layer="layout" svg:width="0.861cm" svg:height="0.278cm" svg:x="6.822cm" svg:y="5.051cm">
          <draw:text-box>
            <text:p text:style-name="P3"><text:span text:style-name="T36">PDK2</text:span></text:p>
          </draw:text-box>
        </draw:frame>
        <draw:line draw:style-name="gr86" draw:text-style-name="P18" draw:layer="layout" svg:x1="6.7cm" svg:y1="5.19cm" svg:x2="5.8cm" svg:y2="5.19cm">
          <text:p/>
        </draw:line>
        <draw:frame draw:style-name="gr87" draw:text-style-name="P45" draw:layer="layout" svg:width="0.819cm" svg:height="0.276cm" draw:transform="rotate (1.5707963267949) translate (8.679cm 3.796cm)">
          <draw:text-box>
            <text:p><text:span text:style-name="T37">Cyt</text:span><text:span text:style-name="T37">osol</text:span></text:p>
          </draw:text-box>
        </draw:frame>
        <draw:frame draw:style-name="gr88" draw:text-style-name="P46" draw:layer="layout" svg:width="0.708cm" svg:height="0.276cm" draw:transform="rotate (1.5707963267949) translate (8.679cm 4.629cm)">
          <draw:text-box>
            <text:p><text:span text:style-name="T38">Matr</text:span><text:span text:style-name="T38">ix</text:span></text:p>
          </draw:text-box>
        </draw:frame>
        <draw:frame draw:style-name="gr14" draw:text-style-name="P47" xml:id="id53" draw:id="id53" draw:layer="layout" svg:width="0.967cm" svg:height="0.276cm" svg:x="4.902cm" svg:y="3.351cm">
          <draw:text-box>
            <text:p><text:span text:style-name="T23">Py</text:span><text:span text:style-name="T23">ru</text:span><text:span text:style-name="T23">va</text:span><text:span text:style-name="T23">te</text:span></text:p>
          </draw:text-box>
          <draw:glue-point draw:id="4" svg:x="-4.994cm" svg:y="-5cm"/>
          <draw:glue-point draw:id="5" svg:x="5.005cm" svg:y="-5cm"/>
          <draw:glue-point draw:id="6" svg:x="-2.481cm" svg:y="-5cm"/>
          <draw:glue-point draw:id="7" svg:x="2.15cm" svg:y="-5cm"/>
        </draw:frame>
        <draw:frame draw:style-name="gr89" draw:text-style-name="P47" xml:id="id52" draw:id="id52" draw:layer="layout" svg:width="0.629cm" svg:height="0.276cm" svg:x="3.25cm" svg:y="1.812cm">
          <draw:text-box>
            <text:p><text:span text:style-name="T23"><text:s/></text:span><text:span text:style-name="T23">PEP </text:span></text:p>
          </draw:text-box>
          <draw:glue-point draw:id="4" svg:x="4.748cm" svg:y="5cm"/>
        </draw:frame>
        <draw:frame draw:style-name="gr90" draw:text-style-name="P47" xml:id="id54" draw:id="id54" draw:layer="layout" svg:width="0.937cm" svg:height="0.276cm" svg:x="6.884cm" svg:y="1.812cm">
          <draw:text-box>
            <text:p><text:span text:style-name="T23"><text:s text:c="2"/></text:span><text:span text:style-name="T23">La</text:span><text:span text:style-name="T23">ct</text:span><text:span text:style-name="T23">at</text:span><text:span text:style-name="T23">e</text:span></text:p>
          </draw:text-box>
          <draw:glue-point draw:id="4" svg:x="-4.994cm" svg:y="5cm"/>
        </draw:frame>
        <draw:frame draw:style-name="gr14" draw:text-style-name="P47" xml:id="id58" draw:id="id58" draw:layer="layout" svg:width="0.967cm" svg:height="0.276cm" svg:x="4.902cm" svg:y="4.407cm">
          <draw:text-box>
            <text:p><text:span text:style-name="T23">Py</text:span><text:span text:style-name="T23">ru</text:span><text:span text:style-name="T23">va</text:span><text:span text:style-name="T23">te</text:span></text:p>
          </draw:text-box>
        </draw:frame>
        <draw:frame draw:style-name="gr91" draw:text-style-name="P48" xml:id="id61" draw:id="id61" draw:layer="layout" svg:width="0.6cm" svg:height="0.276cm" svg:x="7.904cm" svg:y="8.059cm">
          <draw:text-box>
            <text:p><text:span text:style-name="T39"><text:s/></text:span><text:span text:style-name="T39">α</text:span><text:span text:style-name="T40">KG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92" draw:text-style-name="P49" xml:id="id60" draw:id="id60" draw:layer="layout" svg:width="0.887cm" svg:height="0.276cm" svg:x="6.909cm" svg:y="6.922cm">
          <draw:text-box>
            <text:p text:style-name="P3"><text:span text:style-name="T41">Citrate</text:span></text:p>
          </draw:text-box>
        </draw:frame>
        <draw:frame draw:style-name="gr93" draw:text-style-name="P48" xml:id="id55" draw:id="id55" draw:layer="layout" svg:width="0.586cm" svg:height="0.276cm" svg:x="3.271cm" svg:y="6.922cm">
          <draw:text-box>
            <text:p><text:span text:style-name="T41"><text:s/></text:span><text:span text:style-name="T41">Oxa </text:span></text:p>
          </draw:text-box>
          <draw:glue-point draw:id="4" svg:x="-4.995cm" svg:y="5cm"/>
          <draw:glue-point draw:id="5" svg:x="5cm" svg:y="-4.891cm"/>
          <draw:glue-point draw:id="6" svg:x="5cm" svg:y="5cm"/>
        </draw:frame>
        <draw:frame draw:style-name="gr94" draw:text-style-name="P48" xml:id="id65" draw:id="id65" draw:layer="layout" svg:width="0.883cm" svg:height="0.276cm" svg:x="2.45cm" svg:y="8.059cm">
          <draw:text-box>
            <text:p><text:span text:style-name="T42"><text:s/></text:span><text:span text:style-name="T42">Malate</text:span></text:p>
          </draw:text-box>
          <draw:glue-point draw:id="4" svg:x="5cm" svg:y="5cm"/>
          <draw:glue-point draw:id="5" svg:x="5cm" svg:y="-5cm"/>
          <draw:glue-point draw:id="6" svg:x="-4.994cm" svg:y="-5cm"/>
        </draw:frame>
        <draw:frame draw:style-name="gr95" draw:text-style-name="P47" xml:id="id56" draw:id="id56" draw:layer="layout" svg:width="0.9cm" svg:height="0.276cm" svg:x="2.45cm" svg:y="3.351cm">
          <draw:text-box>
            <text:p><text:span text:style-name="T43"><text:s/></text:span><text:span text:style-name="T43">Malate </text:span></text:p>
          </draw:text-box>
          <draw:glue-point draw:id="4" svg:x="5cm" svg:y="5cm"/>
          <draw:glue-point draw:id="5" svg:x="5cm" svg:y="-5cm"/>
          <draw:glue-point draw:id="6" svg:x="-5cm" svg:y="5cm"/>
        </draw:frame>
        <draw:frame draw:style-name="gr96" draw:text-style-name="P49" xml:id="id59" draw:id="id59" draw:layer="layout" svg:width="1.353cm" svg:height="0.278cm" svg:x="4.709cm" svg:y="6.022cm">
          <draw:text-box>
            <text:p text:style-name="P3"><text:span text:style-name="T41"><text:s/></text:span><text:span text:style-name="T41">Acetyl-</text:span><text:span text:style-name="T41">CoA </text:span></text:p>
          </draw:text-box>
        </draw:frame>
        <draw:frame draw:style-name="gr97" draw:text-style-name="P47" xml:id="id66" draw:id="id66" draw:layer="layout" svg:width="1.128cm" svg:height="0.276cm" svg:x="7.376cm" svg:y="4.407cm">
          <draw:text-box>
            <text:p><text:span text:style-name="T43">G</text:span><text:span text:style-name="T43">l</text:span><text:span text:style-name="T43">u</text:span><text:span text:style-name="T43">t</text:span><text:span text:style-name="T43">a</text:span><text:span text:style-name="T43">m</text:span><text:span text:style-name="T43">a</text:span><text:span text:style-name="T43">t</text:span><text:span text:style-name="T43">e</text:span></text:p>
          </draw:text-box>
          <draw:glue-point draw:id="4" svg:x="5cm" svg:y="5cm"/>
          <draw:glue-point draw:id="5" svg:x="5cm" svg:y="-5cm"/>
        </draw:frame>
        <draw:frame draw:style-name="gr87" draw:text-style-name="P47" xml:id="id57" draw:id="id57" draw:layer="layout" svg:width="0.819cm" svg:height="0.276cm" svg:x="7.513cm" svg:y="3.351cm">
          <draw:text-box>
            <text:p><text:span text:style-name="T43">Alanin</text:span><text:span text:style-name="T43">e</text:span></text:p>
          </draw:text-box>
          <draw:glue-point draw:id="4" svg:x="5cm" svg:y="5cm"/>
          <draw:glue-point draw:id="5" svg:x="5cm" svg:y="-5cm"/>
        </draw:frame>
        <draw:frame draw:style-name="gr98" draw:text-style-name="P50" xml:id="id67" draw:id="id67" draw:layer="layout" svg:width="1.336cm" svg:height="0.551cm" svg:x="6.685cm" svg:y="5.88cm">
          <draw:text-box>
            <text:p text:style-name="P3"><text:span text:style-name="T44">KBs / </text:span><text:span text:style-name="T44">FAs</text:span><text:span text:style-name="T44"><text:line-break/></text:span><text:span text:style-name="T44">Amino </text:span><text:span text:style-name="T44">acids</text:span></text:p>
          </draw:text-box>
          <draw:glue-point draw:id="4" svg:x="-5cm" svg:y="5cm"/>
        </draw:frame>
        <draw:frame draw:style-name="gr99" draw:text-style-name="P48" xml:id="id62" draw:id="id62" draw:layer="layout" svg:width="1.594cm" svg:height="0.276cm" svg:x="6.555cm" svg:y="9.224cm">
          <draw:text-box>
            <text:p><text:span text:style-name="T42"><text:s/></text:span><text:span text:style-name="T42">Suc</text:span><text:span text:style-name="T42">ciny</text:span><text:span text:style-name="T42">l-</text:span><text:span text:style-name="T42">CoA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100" draw:text-style-name="P48" xml:id="id64" draw:id="id64" draw:layer="layout" svg:width="1.26cm" svg:height="0.276cm" svg:x="2.934cm" svg:y="9.259cm">
          <draw:text-box>
            <text:p><text:span text:style-name="T42"><text:s/></text:span><text:span text:style-name="T42">Furmarat</text:span><text:span text:style-name="T42">e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frame draw:style-name="gr101" draw:text-style-name="P48" xml:id="id63" draw:id="id63" draw:layer="layout" svg:width="1.213cm" svg:height="0.276cm" svg:x="4.86cm" svg:y="9.959cm">
          <draw:text-box>
            <text:p><text:span text:style-name="T42"><text:s/></text:span><text:span text:style-name="T42">Su</text:span><text:span text:style-name="T42">cc</text:span><text:span text:style-name="T42">in</text:span><text:span text:style-name="T42">at</text:span><text:span text:style-name="T42">e </text:span></text:p>
          </draw:text-box>
          <draw:glue-point draw:id="4" svg:x="5cm" svg:y="5cm"/>
          <draw:glue-point draw:id="5" svg:x="5cm" svg:y="-5cm"/>
          <draw:glue-point draw:id="6" svg:x="-5cm" svg:y="-4.891cm"/>
        </draw:frame>
        <draw:connector draw:style-name="gr102" draw:text-style-name="P41" draw:layer="layout" draw:type="line" svg:x1="3.862cm" svg:y1="2.088cm" svg:x2="5.146cm" svg:y2="3.351cm" draw:start-shape="id52" draw:start-glue-point="4" draw:end-shape="id53" draw:end-glue-point="6" svg:d="M3862 2088l1284 1263" svg:viewBox="0 0 1285 1264">
          <text:p><text:span text:style-name="T28">P</text:span><text:span text:style-name="T28">K</text:span><text:span text:style-name="T28">M</text:span><text:span text:style-name="T28">1</text:span></text:p>
        </draw:connector>
        <draw:connector draw:style-name="gr102" draw:text-style-name="P41" draw:layer="layout" draw:type="line" svg:x1="6.885cm" svg:y1="2.088cm" svg:x2="5.592cm" svg:y2="3.351cm" draw:start-shape="id54" draw:start-glue-point="4" draw:end-shape="id53" draw:end-glue-point="7" svg:d="M6885 2088l-1293 1263" svg:viewBox="0 0 1294 1264">
          <text:p><text:span text:style-name="T28">LDH1/B</text:span></text:p>
        </draw:connector>
        <draw:connector draw:style-name="gr103" draw:text-style-name="P51" draw:layer="layout" draw:type="line" svg:x1="3.564cm" svg:y1="6.922cm" svg:x2="3.564cm" svg:y2="2.088cm" draw:start-shape="id55" draw:start-glue-point="0" draw:end-shape="id52" draw:end-glue-point="2" svg:d="M3564 6922v-4834" svg:viewBox="0 0 1 4835">
          <text:p><text:span text:style-name="T44"/></text:p>
          <text:p><text:span text:style-name="T44">PEPCK</text:span></text:p>
          <text:p><text:span text:style-name="T45"/></text:p>
        </draw:connector>
        <draw:connector draw:style-name="gr104" draw:text-style-name="P41" draw:layer="layout" draw:type="line" svg:x1="3.35cm" svg:y1="3.489cm" svg:x2="4.902cm" svg:y2="3.489cm" draw:start-shape="id56" draw:start-glue-point="1" draw:end-shape="id53" draw:end-glue-point="3" svg:d="M3350 3489h1552" svg:viewBox="0 0 1553 1">
          <text:p><text:span text:style-name="T28"><text:s/></text:span><text:span text:style-name="T28">ME </text:span></text:p>
        </draw:connector>
        <draw:connector draw:style-name="gr104" draw:text-style-name="P41" draw:layer="layout" draw:type="line" svg:x1="7.513cm" svg:y1="3.489cm" svg:x2="5.869cm" svg:y2="3.489cm" draw:start-shape="id57" draw:start-glue-point="3" draw:end-shape="id53" draw:end-glue-point="1" svg:d="M7513 3489h-1644" svg:viewBox="0 0 1645 1">
          <text:p><text:span text:style-name="T28"><text:s/></text:span><text:span text:style-name="T28">ALT </text:span></text:p>
        </draw:connector>
        <draw:connector draw:style-name="gr105" draw:text-style-name="P18" draw:layer="layout" draw:type="line" svg:x1="5.385cm" svg:y1="3.627cm" svg:x2="5.385cm" svg:y2="4.407cm" draw:start-shape="id53" draw:start-glue-point="2" draw:end-shape="id58" draw:end-glue-point="0" svg:d="M5385 3627v780" svg:viewBox="0 0 1 781">
          <text:p/>
        </draw:connector>
        <draw:connector draw:style-name="gr102" draw:text-style-name="P52" draw:layer="layout" draw:type="line" svg:x1="5.385cm" svg:y1="4.683cm" svg:x2="5.385cm" svg:y2="6.022cm" draw:start-shape="id58" draw:start-glue-point="2" draw:end-shape="id59" draw:end-glue-point="0" svg:d="M5385 4683v1339" svg:viewBox="0 0 1 1340">
          <text:p><text:span text:style-name="T44">PDH</text:span></text:p>
        </draw:connector>
        <draw:connector draw:style-name="gr105" draw:text-style-name="P18" draw:layer="layout" draw:type="line" svg:x1="3.857cm" svg:y1="7.06cm" svg:x2="6.909cm" svg:y2="7.06cm" draw:start-shape="id55" draw:start-glue-point="1" draw:end-shape="id60" draw:end-glue-point="3" svg:d="M3857 7060h3052" svg:viewBox="0 0 3053 1">
          <text:p/>
        </draw:connector>
        <draw:connector draw:style-name="gr104" draw:text-style-name="P52" draw:layer="layout" draw:type="line" svg:x1="3.857cm" svg:y1="7.198cm" svg:x2="7.904cm" svg:y2="8.197cm" draw:start-shape="id55" draw:start-glue-point="6" draw:end-shape="id61" draw:end-glue-point="3" svg:d="M3857 7198l4047 999" svg:viewBox="0 0 4048 1000">
          <text:p><text:span text:style-name="T44">AST</text:span></text:p>
        </draw:connector>
        <draw:connector draw:style-name="gr105" draw:text-style-name="P18" draw:layer="layout" draw:type="line" svg:x1="7.352cm" svg:y1="7.198cm" svg:x2="8.204cm" svg:y2="8.059cm" draw:start-shape="id60" draw:start-glue-point="2" draw:end-shape="id61" draw:end-glue-point="0" svg:d="M7352 7198l852 861" svg:viewBox="0 0 853 862">
          <text:p/>
        </draw:connector>
        <draw:connector draw:style-name="gr106" draw:text-style-name="P18" draw:layer="layout" draw:type="line" svg:x1="8.204cm" svg:y1="8.335cm" svg:x2="7.352cm" svg:y2="9.224cm" draw:start-shape="id61" draw:start-glue-point="2" draw:end-shape="id62" draw:end-glue-point="0" svg:d="M8204 8335l-852 889" svg:viewBox="0 0 853 890">
          <text:p/>
        </draw:connector>
        <draw:connector draw:style-name="gr107" draw:text-style-name="P18" draw:layer="layout" draw:type="line" svg:x1="7.352cm" svg:y1="9.5cm" svg:x2="6.073cm" svg:y2="10.097cm" draw:start-shape="id62" draw:start-glue-point="2" draw:end-shape="id63" draw:end-glue-point="1" svg:d="M7352 9500l-1279 597" svg:viewBox="0 0 1280 598">
          <text:p/>
        </draw:connector>
        <draw:connector draw:style-name="gr105" draw:text-style-name="P18" draw:layer="layout" draw:type="line" svg:x1="4.86cm" svg:y1="10.097cm" svg:x2="3.564cm" svg:y2="9.535cm" draw:start-shape="id63" draw:start-glue-point="3" draw:end-shape="id64" draw:end-glue-point="2" svg:d="M4860 10097l-1296-562" svg:viewBox="0 0 1297 563">
          <text:p/>
        </draw:connector>
        <draw:connector draw:style-name="gr107" draw:text-style-name="P18" draw:layer="layout" draw:type="line" svg:x1="3.564cm" svg:y1="9.259cm" svg:x2="2.891cm" svg:y2="8.335cm" draw:start-shape="id64" draw:start-glue-point="0" draw:end-shape="id65" draw:end-glue-point="2" svg:d="M3564 9259l-673-924" svg:viewBox="0 0 674 925">
          <text:p/>
        </draw:connector>
        <draw:connector draw:style-name="gr107" draw:text-style-name="P18" draw:layer="layout" draw:type="line" svg:x1="2.891cm" svg:y1="8.059cm" svg:x2="3.564cm" svg:y2="7.198cm" draw:start-shape="id65" draw:start-glue-point="0" draw:end-shape="id55" draw:end-glue-point="2" svg:d="M2891 8059l673-861" svg:viewBox="0 0 674 862">
          <text:p/>
        </draw:connector>
        <draw:connector draw:style-name="gr105" draw:text-style-name="P18" draw:layer="layout" draw:type="line" svg:x1="8.504cm" svg:y1="4.683cm" svg:x2="8.504cm" svg:y2="8.059cm" draw:start-shape="id66" draw:start-glue-point="4" draw:end-shape="id61" draw:end-glue-point="5" svg:d="M8504 4683v3376" svg:viewBox="0 0 1 3377">
          <text:p/>
        </draw:connector>
        <draw:connector draw:style-name="gr107" draw:text-style-name="P18" draw:layer="layout" draw:type="line" svg:x1="2.451cm" svg:y1="8.059cm" svg:x2="2.45cm" svg:y2="3.627cm" draw:start-shape="id65" draw:start-glue-point="6" draw:end-shape="id56" draw:end-glue-point="6" svg:d="M2451 8059l-1-4432" svg:viewBox="0 0 2 4433">
          <text:p/>
        </draw:connector>
        <draw:connector draw:style-name="gr105" draw:text-style-name="P18" draw:layer="layout" draw:type="line" svg:x1="6.685cm" svg:y1="6.155cm" svg:x2="6.062cm" svg:y2="6.161cm" draw:start-shape="id67" draw:start-glue-point="3" draw:end-shape="id59" draw:end-glue-point="1" svg:d="M6685 6155l-623 6" svg:viewBox="0 0 624 7">
          <text:p/>
        </draw:connector>
        <draw:connector draw:style-name="gr102" draw:text-style-name="P53" draw:layer="layout" draw:line-skew="-0.08cm" svg:x1="4.902cm" svg:y1="4.545cm" svg:x2="3.857cm" svg:y2="6.926cm" draw:start-shape="id58" draw:start-glue-point="3" draw:end-shape="id55" draw:end-glue-point="5" svg:d="M4902 4545h-602v2381h-443" svg:viewBox="0 0 1046 2382">
          <text:p><text:span text:style-name="T44"><text:s text:c="4"/></text:span><text:span text:style-name="T44">P</text:span><text:span text:style-name="T44">C <text:s/></text:span><text:span text:style-name="T44"><text:s text:c="4"/></text:span></text:p>
          <text:p><text:span text:style-name="T45"/></text:p>
          <text:p><text:span text:style-name="T45"/></text:p>
          <text:p><text:span text:style-name="T45"/></text:p>
          <text:p><text:span text:style-name="T45"/></text:p>
          <text:p><text:span text:style-name="T44"/></text:p>
        </draw:connector>
        <draw:line draw:style-name="gr105" draw:text-style-name="P18" draw:layer="layout" svg:x1="5.392cm" svg:y1="6.4cm" svg:x2="5.392cm" svg:y2="7.06cm">
          <text:p/>
        </draw:line>
        <draw:custom-shape draw:style-name="gr108" draw:text-style-name="P55" draw:layer="layout" svg:width="0.3cm" svg:height="0.3cm" svg:x="4.421cm" svg:y="2.16cm">
          <text:p text:style-name="P54"><text:span text:style-name="T2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5.921cm" svg:y="2.161cm">
          <text:p text:style-name="P54"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3.922cm" svg:y="3.019cm">
          <text:p text:style-name="P54"><text:span text:style-name="T2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6.538cm" svg:y="3.019cm">
          <text:p text:style-name="P54"><text:span text:style-name="T2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4.395cm" svg:y="4.735cm">
          <text:p text:style-name="P54"><text:span text:style-name="T2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6.239cm" svg:y="4.735cm">
          <text:p text:style-name="P54"><text:span text:style-name="T2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6.222cm" svg:y="5.762cm">
          <text:p text:style-name="P54"><text:span text:style-name="T2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8.073cm" svg:y="5.763cm">
          <text:p text:style-name="P54"><text:span text:style-name="T2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55" draw:layer="layout" svg:width="0.3cm" svg:height="0.3cm" svg:x="3.187cm" svg:y="4.735cm">
          <text:p text:style-name="P54"><text:span text:style-name="T2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50" xml:id="id68" draw:id="id68" draw:layer="layout" svg:width="1.971cm" svg:height="0.653cm" svg:x="6.37cm" svg:y="10.247cm">
          <draw:text-box>
            <text:p text:style-name="P56"><text:span text:style-name="T44">Amino acids</text:span><text:span text:style-name="T44"><text:line-break/></text:span><text:span text:style-name="T44">Odd chain FAs</text:span></text:p>
          </draw:text-box>
          <draw:glue-point draw:id="4" svg:x="-5cm" svg:y="5cm"/>
          <draw:glue-point draw:id="5" svg:x="5.002cm" svg:y="-4.992cm"/>
        </draw:frame>
        <draw:custom-shape draw:style-name="gr108" draw:text-style-name="P55" draw:layer="layout" svg:width="0.377cm" svg:height="0.363cm" svg:x="8.035cm" svg:y="9.6cm">
          <text:p text:style-name="P54"><text:span text:style-name="T23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0" draw:text-style-name="P18" draw:layer="layout" draw:line-skew="-0.333cm" svg:x1="8.341cm" svg:y1="10.573cm" svg:x2="8.149cm" svg:y2="9.362cm" draw:start-shape="id68" draw:start-glue-point="1" draw:end-shape="id62" draw:end-glue-point="1" svg:d="M8341 10573h167v-1211h-359" svg:viewBox="0 0 360 1212">
          <text:p/>
        </draw:connector>
        <draw:line draw:style-name="gr111" draw:text-style-name="P18" draw:layer="layout" svg:x1="6.7cm" svg:y1="5.47cm" svg:x2="5.729cm" svg:y2="5.47cm">
          <text:p/>
        </draw:line>
        <draw:frame draw:style-name="gr85" draw:text-style-name="P44" draw:layer="layout" svg:width="0.861cm" svg:height="0.278cm" svg:x="6.823cm" svg:y="5.331cm">
          <draw:text-box>
            <text:p text:style-name="P3"><text:span text:style-name="T36">PDP</text:span><text:span text:style-name="T36">1,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ok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solid" draw:fill-color="#dddddd" draw:fill-gradient-name="Gradient_20_2" draw:fill-hatch-name="Hatching_20_1" draw:fill-image-name="Bitmap_20_1" draw:auto-grow-width="true" fo:padding-bottom="0.13cm" fo:padding-left="0.25cm" fo:padding-right="0.25cm" draw:shadow="hidden"/>
      <style:paragraph-properties fo:text-align="center">
        <style:tab-stops/>
      </style:paragraph-properties>
      <style:text-properties style:font-name="DejaVu Sans2" fo:font-family="'DejaVu Sans'" style:font-style-name="Book" style:font-family-generic="swiss" style:font-pitch="variable"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ction_5f_arrow" style:display-name="Reaction_arrow" style:family="graphic" style:parent-style-name="objectwithoutfill">
      <style:graphic-properties svg:stroke-color="#b2b2b2" draw:marker-end="Symmetric_20_Arrow" draw:marker-end-width="0.2cm" draw:marker-end-center="true" draw:fill="none" draw:textarea-vertical-align="middle"/>
      <style:paragraph-properties fo:text-align="center"/>
      <style:text-properties style:font-name="DejaVu Sans3" fo:font-family="'DejaVu Sans'" style:font-family-generic="swiss" style:font-pitch="variable" fo:font-size="12pt" fo:background-color="#cfe7f5" style:font-size-asian="12pt" style:font-size-complex="12pt"/>
    </style:style>
    <style:style style:name="Label_5f_nxt_5f_arrow" style:display-name="Label_nxt_arrow" style:family="graphic" style:parent-style-name="objectwithoutfill">
      <style:graphic-properties draw:stroke="dash" draw:stroke-dash="Ultrafine_20_2_20_Dots_20_3_20_Dashes" svg:stroke-width="0.053cm" svg:stroke-color="#b2b2b2" draw:marker-start-width="0.279cm" draw:marker-start-center="false" draw:marker-end="Symmetric_20_Arrow" draw:marker-end-width="0.279cm" draw:marker-end-center="false" svg:stroke-opacity="100%" draw:stroke-linejoin="round" svg:stroke-linecap="butt" draw:fill="solid" draw:fill-color="#dddddd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style:shrink-to-fit="false" draw:fit-to-contour="false" fo:max-height="0cm" fo:max-width="0cm" fo:min-height="0cm" fo:min-width="0cm" fo:padding-top="0.151cm" fo:padding-bottom="0.156cm" fo:padding-left="3.25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Label_5f_nxt_5f_arrow" style:display-name="Label_nxt_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family="'DejaVu Sans'" style:font-style-name="Book" style:font-family-generic="swiss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5T15:53:48.751263999</meta:creation-date>
    <meta:generator>LibreOffice/6.4.7.2$Linux_X86_64 LibreOffice_project/40$Build-2</meta:generator>
    <dc:date>2023-02-07T14:05:44.514356210</dc:date>
    <meta:editing-duration>P2DT17H34M47S</meta:editing-duration>
    <meta:editing-cycles>47</meta:editing-cycles>
    <meta:document-statistic meta:object-count="195"/>
  </office:meta>
</office:document-meta>
</file>